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2.514cm" style:rel-column-width="93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2.514cm" style:rel-column-width="93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7c448" officeooo:paragraph-rsid="0047c448" style:font-size-asian="12.25pt" style:font-size-complex="14pt"/>
    </style:style>
    <style:style style:name="P3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7c448" officeooo:paragraph-rsid="004877c4" style:font-size-asian="12.25pt" style:font-size-complex="14pt"/>
    </style:style>
    <style:style style:name="P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02d71f" officeooo:paragraph-rsid="0047c448" fo:background-color="transparent" style:font-size-asian="12.25pt" style:font-size-complex="14pt"/>
    </style:style>
    <style:style style:name="P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02d71f" officeooo:paragraph-rsid="004825cc" fo:background-color="transparent" style:font-size-asian="12.25pt" style:font-size-complex="14pt"/>
    </style:style>
    <style:style style:name="P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02d71f" officeooo:paragraph-rsid="004877c4" fo:background-color="transparent" style:font-size-asian="12.25pt" style:font-size-complex="14pt"/>
    </style:style>
    <style:style style:name="P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07125c" officeooo:paragraph-rsid="004877c4" fo:background-color="transparent" style:font-size-asian="12.25pt" style:font-size-complex="14pt"/>
    </style:style>
    <style:style style:name="P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062798" officeooo:paragraph-rsid="00062798" fo:background-color="transparent" style:font-size-asian="12.25pt" style:font-size-complex="14pt"/>
    </style:style>
    <style:style style:name="P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02d71f" officeooo:paragraph-rsid="004877c4" fo:background-color="transparent" style:font-size-asian="12.25pt" style:font-size-complex="14pt"/>
    </style:style>
    <style:style style:name="P1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066933" officeooo:paragraph-rsid="00066933" fo:background-color="transparent" style:font-size-asian="12.25pt" style:font-size-complex="14pt"/>
    </style:style>
    <style:style style:name="P1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07125c" officeooo:paragraph-rsid="000d86ef" fo:background-color="transparent" style:font-size-asian="12.25pt" style:font-size-complex="14pt"/>
    </style:style>
    <style:style style:name="P1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1d1a" officeooo:paragraph-rsid="001d6501" fo:background-color="transparent" style:font-size-asian="12.25pt" style:font-size-complex="14pt"/>
    </style:style>
    <style:style style:name="P1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1d1a" officeooo:paragraph-rsid="00268e76" fo:background-color="transparent" style:font-size-asian="12.25pt" style:font-size-complex="14pt"/>
    </style:style>
    <style:style style:name="P1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1d1a" officeooo:paragraph-rsid="002a91f7" fo:background-color="transparent" style:font-size-asian="12.25pt" style:font-size-complex="14pt"/>
    </style:style>
    <style:style style:name="P1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1d1a" officeooo:paragraph-rsid="002cf1c1" fo:background-color="transparent" style:font-size-asian="12.25pt" style:font-size-complex="14pt"/>
    </style:style>
    <style:style style:name="P1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c313" officeooo:paragraph-rsid="001dc313" fo:background-color="transparent" style:font-size-asian="12.25pt" style:font-size-complex="14pt"/>
    </style:style>
    <style:style style:name="P1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c313" officeooo:paragraph-rsid="001f62de" fo:background-color="transparent" style:font-size-asian="12.25pt" style:font-size-complex="14pt"/>
    </style:style>
    <style:style style:name="P1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1dc313" fo:background-color="transparent" style:font-size-asian="12.25pt" style:font-size-complex="14pt"/>
    </style:style>
    <style:style style:name="P1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1f91d7" fo:background-color="transparent" style:font-size-asian="12.25pt" style:font-size-complex="14pt"/>
    </style:style>
    <style:style style:name="P2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210d7c" fo:background-color="transparent" style:font-size-asian="12.25pt" style:font-size-complex="14pt"/>
    </style:style>
    <style:style style:name="P2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235603" fo:background-color="transparent" style:font-size-asian="12.25pt" style:font-size-complex="14pt"/>
    </style:style>
    <style:style style:name="P2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248d39" fo:background-color="transparent" style:font-size-asian="12.25pt" style:font-size-complex="14pt"/>
    </style:style>
    <style:style style:name="P2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25959e" fo:background-color="transparent" style:font-size-asian="12.25pt" style:font-size-complex="14pt"/>
    </style:style>
    <style:style style:name="P2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2621ba" fo:background-color="transparent" style:font-size-asian="12.25pt" style:font-size-complex="14pt"/>
    </style:style>
    <style:style style:name="P2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268e76" fo:background-color="transparent" style:font-size-asian="12.25pt" style:font-size-complex="14pt"/>
    </style:style>
    <style:style style:name="P2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2a91f7" fo:background-color="transparent" style:font-size-asian="12.25pt" style:font-size-complex="14pt"/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d6501" officeooo:paragraph-rsid="002cf1c1" fo:background-color="transparent" style:font-size-asian="12.25pt" style:font-size-complex="14pt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f62de" officeooo:paragraph-rsid="001f62de" fo:background-color="transparent" style:font-size-asian="12.25pt" style:font-size-complex="14pt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f91d7" officeooo:paragraph-rsid="001f91d7" fo:background-color="transparent" style:font-size-asian="12.25pt" style:font-size-complex="14pt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f91d7" officeooo:paragraph-rsid="00268e76" fo:background-color="transparent" style:font-size-asian="12.25pt" style:font-size-complex="14pt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f91d7" officeooo:paragraph-rsid="002a91f7" fo:background-color="transparent" style:font-size-asian="12.25pt" style:font-size-complex="14pt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f91d7" officeooo:paragraph-rsid="002cf1c1" fo:background-color="transparent" style:font-size-asian="12.25pt" style:font-size-complex="14pt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1f91d7" officeooo:paragraph-rsid="002d9975" fo:background-color="transparent" style:font-size-asian="12.25pt" style:font-size-complex="14pt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10d7c" officeooo:paragraph-rsid="00210d7c" fo:background-color="transparent" style:font-size-asian="12.25pt" style:font-size-complex="14pt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10d7c" officeooo:paragraph-rsid="00268e76" fo:background-color="transparent" style:font-size-asian="12.25pt" style:font-size-complex="14pt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10d7c" officeooo:paragraph-rsid="002a91f7" fo:background-color="transparent" style:font-size-asian="12.25pt" style:font-size-complex="14pt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10d7c" officeooo:paragraph-rsid="002cf1c1" fo:background-color="transparent" style:font-size-asian="12.25pt" style:font-size-complex="14pt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22f24" officeooo:paragraph-rsid="00222f24" fo:background-color="transparent" style:font-size-asian="12.25pt" style:font-size-complex="14pt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22f24" officeooo:paragraph-rsid="00235603" fo:background-color="transparent" style:font-size-asian="12.25pt" style:font-size-complex="14pt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22f24" officeooo:paragraph-rsid="00268e76" fo:background-color="transparent" style:font-size-asian="12.25pt" style:font-size-complex="14pt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22f24" officeooo:paragraph-rsid="0027a48c" fo:background-color="transparent" style:font-size-asian="12.25pt" style:font-size-complex="14pt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22f24" officeooo:paragraph-rsid="002a91f7" fo:background-color="transparent" style:font-size-asian="12.25pt" style:font-size-complex="14pt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22f24" officeooo:paragraph-rsid="002c595c" fo:background-color="transparent" style:font-size-asian="12.25pt" style:font-size-complex="14pt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22f24" officeooo:paragraph-rsid="002cf1c1" fo:background-color="transparent" style:font-size-asian="12.25pt" style:font-size-complex="14pt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22f24" officeooo:paragraph-rsid="002d9975" fo:background-color="transparent" style:font-size-asian="12.25pt" style:font-size-complex="14pt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35603" officeooo:paragraph-rsid="00235603" fo:background-color="transparent" style:font-size-asian="12.25pt" style:font-size-complex="14pt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35603" officeooo:paragraph-rsid="00268e76" fo:background-color="transparent" style:font-size-asian="12.25pt" style:font-size-complex="14pt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35603" officeooo:paragraph-rsid="002a91f7" fo:background-color="transparent" style:font-size-asian="12.25pt" style:font-size-complex="14pt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35603" officeooo:paragraph-rsid="002cf1c1" fo:background-color="transparent" style:font-size-asian="12.25pt" style:font-size-complex="14pt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48d39" officeooo:paragraph-rsid="00248d39" fo:background-color="transparent" style:font-size-asian="12.25pt" style:font-size-complex="14pt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48d39" officeooo:paragraph-rsid="00268e76" fo:background-color="transparent" style:font-size-asian="12.25pt" style:font-size-complex="14pt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48d39" officeooo:paragraph-rsid="002a91f7" fo:background-color="transparent" style:font-size-asian="12.25pt" style:font-size-complex="14pt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48d39" officeooo:paragraph-rsid="002cf1c1" fo:background-color="transparent" style:font-size-asian="12.25pt" style:font-size-complex="14pt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5959e" officeooo:paragraph-rsid="0025959e" fo:background-color="transparent" style:font-size-asian="12.25pt" style:font-size-complex="14pt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5959e" officeooo:paragraph-rsid="00268e76" fo:background-color="transparent" style:font-size-asian="12.25pt" style:font-size-complex="14pt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5959e" officeooo:paragraph-rsid="00292ce1" fo:background-color="transparent" style:font-size-asian="12.25pt" style:font-size-complex="14pt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5959e" officeooo:paragraph-rsid="002a91f7" fo:background-color="transparent" style:font-size-asian="12.25pt" style:font-size-complex="14pt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5959e" officeooo:paragraph-rsid="002cf1c1" fo:background-color="transparent" style:font-size-asian="12.25pt" style:font-size-complex="14pt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5959e" officeooo:paragraph-rsid="002ddeb1" fo:background-color="transparent" style:font-size-asian="12.25pt" style:font-size-complex="14pt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621ba" officeooo:paragraph-rsid="002621ba" fo:background-color="transparent" style:font-size-asian="12.25pt" style:font-size-complex="14pt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621ba" officeooo:paragraph-rsid="00268e76" fo:background-color="transparent" style:font-size-asian="12.25pt" style:font-size-complex="14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621ba" officeooo:paragraph-rsid="002a91f7" fo:background-color="transparent" style:font-size-asian="12.25pt" style:font-size-complex="14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621ba" officeooo:paragraph-rsid="002cf1c1" fo:background-color="transparent" style:font-size-asian="12.25pt" style:font-size-complex="14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officeooo:rsid="0002d71f" officeooo:paragraph-rsid="004877c4" fo:background-color="transparent" style:font-size-asian="12.25pt" style:font-style-asian="normal" style:font-size-complex="14pt" style:font-style-complex="normal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officeooo:rsid="0002d71f" officeooo:paragraph-rsid="004877c4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officeooo:rsid="00066933" officeooo:paragraph-rsid="00066933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1d1d1a" officeooo:paragraph-rsid="0049b03d" fo:background-color="transparent" style:font-size-asian="12.25pt" style:font-size-complex="14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1d1d1a" officeooo:paragraph-rsid="00222f24" fo:background-color="transparent" style:font-size-asian="12.25pt" style:font-size-complex="14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1d1d1a" officeooo:paragraph-rsid="00268e76" fo:background-color="transparent" style:font-size-asian="12.25pt" style:font-size-complex="14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1d1d1a" officeooo:paragraph-rsid="002a91f7" fo:background-color="transparent" style:font-size-asian="12.25pt" style:font-size-complex="14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1d1d1a" officeooo:paragraph-rsid="002c595c" fo:background-color="transparent" style:font-size-asian="12.25pt" style:font-size-complex="14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1d1d1a" officeooo:paragraph-rsid="002cf1c1" fo:background-color="transparent" style:font-size-asian="12.25pt" style:font-size-complex="14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1d1d1a" officeooo:paragraph-rsid="002d9975" fo:background-color="transparent" style:font-size-asian="12.25pt" style:font-size-complex="14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1ceb94" officeooo:paragraph-rsid="001ceb94" fo:background-color="transparent" style:font-size-asian="12.25pt" style:font-size-complex="14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1f91d7" officeooo:paragraph-rsid="001f91d7" fo:background-color="transparent" style:font-size-asian="12.25pt" style:font-size-complex="14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248d39" officeooo:paragraph-rsid="00248d39" fo:background-color="transparent" style:font-size-asian="12.25pt" style:font-size-complex="14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248d39" officeooo:paragraph-rsid="00268e76" fo:background-color="transparent" style:font-size-asian="12.25pt" style:font-size-complex="14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248d39" officeooo:paragraph-rsid="002a91f7" fo:background-color="transparent" style:font-size-asian="12.25pt" style:font-size-complex="14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248d39" officeooo:paragraph-rsid="002cf1c1" fo:background-color="transparent" style:font-size-asian="12.25pt" style:font-size-complex="14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25959e" officeooo:paragraph-rsid="002621ba" fo:background-color="transparent" style:font-size-asian="12.25pt" style:font-size-complex="14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25959e" officeooo:paragraph-rsid="002a91f7" fo:background-color="transparent" style:font-size-asian="12.25pt" style:font-size-complex="14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25959e" officeooo:paragraph-rsid="002cf1c1" fo:background-color="transparent" style:font-size-asian="12.25pt" style:font-size-complex="14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25959e" officeooo:paragraph-rsid="002f85ee" fo:background-color="transparent" style:font-size-asian="12.25pt" style:font-size-complex="14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30c9ce" officeooo:paragraph-rsid="0030c9ce" fo:background-color="transparent" style:font-size-asian="12.25pt" style:font-size-complex="14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en" fo:country="US" style:text-underline-style="none" officeooo:rsid="0030c9ce" officeooo:paragraph-rsid="004a7924" fo:background-color="transparent" style:font-size-asian="12.25pt" style:font-size-complex="14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1ceb94" officeooo:paragraph-rsid="004877c4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07bbf9" officeooo:paragraph-rsid="0007bbf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1d1d1a" officeooo:paragraph-rsid="001d1d1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1d1d1a" officeooo:paragraph-rsid="00268e7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1d1d1a" officeooo:paragraph-rsid="002a91f7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1d1d1a" officeooo:paragraph-rsid="002cf1c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1f62de" officeooo:paragraph-rsid="001f62d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1f91d7" officeooo:paragraph-rsid="001f91d7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1f91d7" officeooo:paragraph-rsid="00210d7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10d7c" officeooo:paragraph-rsid="00210d7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48d39" officeooo:paragraph-rsid="00248d3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48d39" officeooo:paragraph-rsid="00268e7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48d39" officeooo:paragraph-rsid="002a91f7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48d39" officeooo:paragraph-rsid="002cf1c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5959e" officeooo:paragraph-rsid="0025959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68e76" officeooo:paragraph-rsid="00268e7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7a48c" officeooo:paragraph-rsid="0027a48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92ce1" officeooo:paragraph-rsid="00292ce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a91f7" officeooo:paragraph-rsid="002a91f7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c595c" officeooo:paragraph-rsid="002c59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cf1c1" officeooo:paragraph-rsid="002cf1c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d9975" officeooo:paragraph-rsid="002d997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ddeb1" officeooo:paragraph-rsid="002ddeb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2f85ee" officeooo:paragraph-rsid="002f85e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331996" officeooo:paragraph-rsid="0033199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use-window-font-color="true" style:font-name="Times New Roman" fo:font-size="14pt" fo:language="ru" fo:country="RU" fo:font-style="normal" style:text-underline-style="none" fo:font-weight="normal" officeooo:rsid="00331996" officeooo:paragraph-rsid="0033199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en" fo:country="US" fo:font-style="normal" style:text-underline-style="none" fo:font-weight="normal" officeooo:rsid="00235603" officeooo:paragraph-rsid="00235603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en" fo:country="US" fo:font-style="normal" style:text-underline-style="none" fo:font-weight="normal" officeooo:rsid="001f91d7" officeooo:paragraph-rsid="00248d3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en" fo:country="US" fo:font-style="normal" style:text-underline-style="none" fo:font-weight="normal" officeooo:rsid="001f91d7" officeooo:paragraph-rsid="0027a48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en" fo:country="US" fo:font-style="normal" style:text-underline-style="none" fo:font-weight="normal" officeooo:rsid="001f91d7" officeooo:paragraph-rsid="002c59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en" fo:country="US" fo:font-style="normal" style:text-underline-style="none" fo:font-weight="normal" officeooo:rsid="001f91d7" officeooo:paragraph-rsid="002ddeb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Table_20_Contents">
      <style:paragraph-properties fo:line-height="150%" fo:text-align="justify" style:justify-single-word="false"/>
      <style:text-properties style:use-window-font-color="true" style:font-name="Times New Roman" fo:font-size="14pt" fo:language="en" fo:country="US" fo:font-style="normal" style:text-underline-style="none" fo:font-weight="normal" officeooo:rsid="0025959e" officeooo:paragraph-rsid="0025959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Table_20_Contents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Verdana" fo:font-size="12pt" fo:letter-spacing="normal" fo:language="en" fo:country="US" fo:font-style="normal" style:text-underline-style="none" fo:font-weight="normal" officeooo:rsid="0030c9ce" officeooo:paragraph-rsid="0030c9ce" style:text-blinking="fals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Table_20_Contents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Times New Roman" fo:font-size="14pt" fo:language="en" fo:country="US" fo:font-style="normal" style:text-underline-style="none" fo:font-weight="normal" officeooo:rsid="00235603" officeooo:paragraph-rsid="00235603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Table_20_Contents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Times New Roman" fo:font-size="14pt" fo:language="en" fo:country="US" fo:font-style="normal" style:text-underline-style="none" fo:font-weight="normal" officeooo:rsid="0027a48c" officeooo:paragraph-rsid="0027a48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Table_20_Contents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Times New Roman" fo:font-size="14pt" fo:language="en" fo:country="US" fo:font-style="normal" style:text-underline-style="none" fo:font-weight="normal" officeooo:rsid="001d1d1a" officeooo:paragraph-rsid="00292ce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Table_20_Contents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Times New Roman" fo:font-size="14pt" fo:language="en" fo:country="US" fo:font-style="normal" style:text-underline-style="none" fo:font-weight="normal" officeooo:rsid="001d1d1a" officeooo:paragraph-rsid="002cf1c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Table_20_Contents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Times New Roman" fo:font-size="14pt" fo:language="en" fo:country="US" fo:font-style="normal" style:text-underline-style="none" fo:font-weight="normal" officeooo:rsid="001d1d1a" officeooo:paragraph-rsid="002ddeb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4" style:family="paragraph" style:parent-style-name="Table_20_Contents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Times New Roman" fo:font-size="14pt" fo:language="en" fo:country="US" fo:font-style="normal" style:text-underline-style="none" fo:font-weight="normal" officeooo:rsid="002c595c" officeooo:paragraph-rsid="002c59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Table_20_Contents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Times New Roman" fo:font-size="14pt" fo:language="en" fo:country="US" fo:font-style="normal" style:text-underline-style="none" fo:font-weight="normal" officeooo:rsid="002c595c" officeooo:paragraph-rsid="002d997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Table_20_Contents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Times New Roman" fo:font-size="14pt" fo:language="en" fo:country="US" fo:font-style="normal" style:text-underline-style="none" fo:font-weight="normal" officeooo:rsid="001d1d1a" officeooo:paragraph-rsid="0025959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Default" style:list-style-name="">
      <loext:graphic-properties draw:fill="none"/>
      <style:paragraph-properties fo:margin-left="0cm" fo:margin-right="0cm" fo:margin-top="0cm" fo:margin-bottom="0.141cm" loext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weight="normal" officeooo:rsid="0001927c" officeooo:paragraph-rsid="0034980a" fo:background-color="transparent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28" style:family="paragraph" style:parent-style-name="Default" style:list-style-name="">
      <loext:graphic-properties draw:fill="none"/>
      <style:paragraph-properties fo:margin-left="0cm" fo:margin-right="0cm" fo:margin-top="0cm" fo:margin-bottom="0.141cm" loext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weight="normal" officeooo:rsid="0001927c" officeooo:paragraph-rsid="0034980a" fo:background-color="transparent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29" style:family="paragraph" style:parent-style-name="Default" style:list-style-name="">
      <loext:graphic-properties draw:fill="none"/>
      <style:paragraph-properties fo:margin-left="0cm" fo:margin-right="0cm" fo:margin-top="0cm" fo:margin-bottom="0.141cm" loext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weight="normal" officeooo:rsid="0034980a" officeooo:paragraph-rsid="0034980a" fo:background-color="transparent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30" style:family="paragraph" style:parent-style-name="Standard" style:list-style-name="">
      <loext:graphic-properties draw:fill="none"/>
      <style:paragraph-properties fo:margin-left="0cm" fo:margin-right="0cm" fo:margin-top="0cm" fo:margin-bottom="0.141cm" loext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fo:font-weight="bold" officeooo:rsid="0001927c" officeooo:paragraph-rsid="0034980a" fo:background-color="transparent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31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.141cm" loext:contextual-spacing="false" fo:line-height="150%" fo:text-align="center" style:justify-single-word="false" fo:orphans="2" fo:widows="2" fo:text-indent="0cm" style:auto-text-indent="false" style:page-number="auto" fo:background-color="transparent" fo:keep-with-next="always" style:writing-mode="lr-tb"/>
      <style:text-properties style:font-name="Times New Roman" fo:font-size="14pt" fo:language="ru" fo:country="RU" fo:font-weight="bold" officeooo:rsid="0001927c" officeooo:paragraph-rsid="0034980a" fo:background-color="transparent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Times New Roman" fo:font-size="14pt" fo:language="ru" fo:country="RU" officeooo:rsid="0001a948" officeooo:paragraph-rsid="0034980a" fo:background-color="transparent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Times New Roman" fo:font-size="14pt" officeooo:paragraph-rsid="0034980a" fo:background-color="transparent" style:font-size-asian="14pt" style:font-size-complex="14pt"/>
    </style:style>
    <style:style style:name="P13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47c448" officeooo:paragraph-rsid="0047c448" fo:background-color="transparent" style:font-size-asian="12.25pt" style:font-size-complex="14pt"/>
    </style:style>
    <style:style style:name="P13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0e153" officeooo:paragraph-rsid="00423da5" fo:background-color="transparent" style:font-size-asian="12.25pt" style:font-size-complex="14pt"/>
    </style:style>
    <style:style style:name="P13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0e153" officeooo:paragraph-rsid="0000e153" fo:background-color="transparent" style:font-size-asian="12.25pt" style:font-size-complex="14pt"/>
    </style:style>
    <style:style style:name="P13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2d71f" officeooo:paragraph-rsid="0047c448" fo:background-color="transparent" style:font-size-asian="12.25pt" style:font-size-complex="14pt"/>
    </style:style>
    <style:style style:name="P13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2d71f" officeooo:paragraph-rsid="004877c4" fo:background-color="transparent" style:font-size-asian="12.25pt" style:font-size-complex="14pt"/>
    </style:style>
    <style:style style:name="P13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2d71f" officeooo:paragraph-rsid="003cdd47" fo:background-color="transparent" style:font-size-asian="12.25pt" style:font-size-complex="14pt"/>
    </style:style>
    <style:style style:name="P14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ca1f7" officeooo:paragraph-rsid="000ca1f7" fo:background-color="transparent" style:font-size-asian="12.25pt" style:font-size-complex="14pt"/>
    </style:style>
    <style:style style:name="P14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825cc" officeooo:paragraph-rsid="004825cc" fo:background-color="transparent" style:font-size-asian="12.25pt" style:font-size-complex="14pt"/>
    </style:style>
    <style:style style:name="P14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4c8cd" officeooo:paragraph-rsid="0004c8cd" fo:background-color="transparent" style:font-size-asian="12.25pt" style:font-size-complex="14pt"/>
    </style:style>
    <style:style style:name="P143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language="ru" fo:country="RU" fo:font-weight="bold" officeooo:rsid="0001a948" officeooo:paragraph-rsid="0034980a" fo:background-color="transparent" style:font-name-asian="Calibri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c8cd"/>
    </style:style>
    <style:style style:name="T3" style:family="text">
      <style:text-properties fo:language="en" fo:country="US" officeooo:rsid="00062798"/>
    </style:style>
    <style:style style:name="T4" style:family="text">
      <style:text-properties fo:language="en" fo:country="US" officeooo:rsid="00065410"/>
    </style:style>
    <style:style style:name="T5" style:family="text">
      <style:text-properties fo:language="en" fo:country="US" style:text-underline-style="none" officeooo:rsid="0047c448"/>
    </style:style>
    <style:style style:name="T6" style:family="text">
      <style:text-properties fo:language="en" fo:country="US" officeooo:rsid="00066933"/>
    </style:style>
    <style:style style:name="T7" style:family="text">
      <style:text-properties fo:language="en" fo:country="US" officeooo:rsid="000ca1f7"/>
    </style:style>
    <style:style style:name="T8" style:family="text">
      <style:text-properties fo:language="en" fo:country="US" officeooo:rsid="00423da5"/>
    </style:style>
    <style:style style:name="T9" style:family="text">
      <style:text-properties fo:language="en" fo:country="US" officeooo:rsid="00425b09"/>
    </style:style>
    <style:style style:name="T10" style:family="text">
      <style:text-properties fo:language="en" fo:country="US" officeooo:rsid="0047c448"/>
    </style:style>
    <style:style style:name="T11" style:family="text">
      <style:text-properties fo:language="en" fo:country="US" officeooo:rsid="004877c4"/>
    </style:style>
    <style:style style:name="T12" style:family="text">
      <style:text-properties fo:language="en" fo:country="US" officeooo:rsid="004de3ab"/>
    </style:style>
    <style:style style:name="T13" style:family="text">
      <style:text-properties style:use-window-font-color="true" fo:language="en" fo:country="US" officeooo:rsid="0007125c"/>
    </style:style>
    <style:style style:name="T14" style:family="text">
      <style:text-properties style:use-window-font-color="true"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fo:language="en" fo:country="US" fo:font-style="normal" fo:font-weight="normal" officeooo:rsid="001f91d7" style:font-style-asian="normal" style:font-weight-asian="normal" style:font-style-complex="normal" style:font-weight-complex="normal"/>
    </style:style>
    <style:style style:name="T16" style:family="text">
      <style:text-properties style:use-window-font-color="true" fo:language="en" fo:country="US" fo:font-style="normal" fo:font-weight="normal" officeooo:rsid="00235603" style:font-style-asian="normal" style:font-weight-asian="normal" style:font-style-complex="normal" style:font-weight-complex="normal"/>
    </style:style>
    <style:style style:name="T17" style:family="text">
      <style:text-properties style:use-window-font-color="true" fo:language="en" fo:country="US" fo:font-style="normal" fo:font-weight="normal" officeooo:rsid="0008d85d" style:font-style-asian="normal" style:font-weight-asian="normal" style:font-style-complex="normal" style:font-weight-complex="normal"/>
    </style:style>
    <style:style style:name="T18" style:family="text">
      <style:text-properties style:use-window-font-color="true" fo:language="en" fo:country="US" fo:font-style="normal" fo:font-weight="normal" officeooo:rsid="00268e76" style:font-style-asian="normal" style:font-weight-asian="normal" style:font-style-complex="normal" style:font-weight-complex="normal"/>
    </style:style>
    <style:style style:name="T19" style:family="text">
      <style:text-properties style:use-window-font-color="true" fo:language="en" fo:country="US" fo:font-style="normal" fo:font-weight="normal" officeooo:rsid="00292ce1" style:font-style-asian="normal" style:font-weight-asian="normal" style:font-style-complex="normal" style:font-weight-complex="normal"/>
    </style:style>
    <style:style style:name="T20" style:family="text">
      <style:text-properties style:use-window-font-color="true" fo:language="en" fo:country="US" officeooo:rsid="00425b09"/>
    </style:style>
    <style:style style:name="T21" style:family="text">
      <style:text-properties style:use-window-font-color="true" fo:language="en" fo:country="US" officeooo:rsid="004877c4"/>
    </style:style>
    <style:style style:name="T2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 fo:font-style="normal" fo:font-weight="normal" officeooo:rsid="001f91d7" style:font-style-asian="normal" style:font-weight-asian="normal" style:font-style-complex="normal" style:font-weight-complex="normal"/>
    </style:style>
    <style:style style:name="T24" style:family="text">
      <style:text-properties style:use-window-font-color="true" fo:font-style="normal" fo:font-weight="normal" officeooo:rsid="00268e76" style:font-style-asian="normal" style:font-weight-asian="normal" style:font-style-complex="normal" style:font-weight-complex="normal"/>
    </style:style>
    <style:style style:name="T25" style:family="text">
      <style:text-properties style:use-window-font-color="true" fo:font-style="normal" fo:font-weight="normal" officeooo:rsid="002a91f7" style:font-style-asian="normal" style:font-weight-asian="normal" style:font-style-complex="normal" style:font-weight-complex="normal"/>
    </style:style>
    <style:style style:name="T26" style:family="text">
      <style:text-properties style:use-window-font-color="true" fo:font-style="normal" fo:font-weight="normal" officeooo:rsid="002cf1c1" style:font-style-asian="normal" style:font-weight-asian="normal" style:font-style-complex="normal" style:font-weight-complex="normal"/>
    </style:style>
    <style:style style:name="T27" style:family="text">
      <style:text-properties style:use-window-font-color="true" fo:font-style="normal" fo:font-weight="normal" officeooo:rsid="001d1d1a" style:font-style-asian="normal" style:font-weight-asian="normal" style:font-style-complex="normal" style:font-weight-complex="normal"/>
    </style:style>
    <style:style style:name="T28" style:family="text">
      <style:text-properties style:use-window-font-color="true" fo:font-style="normal" fo:font-weight="normal" officeooo:rsid="001d6501" style:font-style-asian="normal" style:font-weight-asian="normal" style:font-style-complex="normal" style:font-weight-complex="normal"/>
    </style:style>
    <style:style style:name="T29" style:family="text">
      <style:text-properties style:use-window-font-color="true" fo:font-style="normal" fo:font-weight="normal" officeooo:rsid="00210d7c" style:font-style-asian="normal" style:font-weight-asian="normal" style:font-style-complex="normal" style:font-weight-complex="normal"/>
    </style:style>
    <style:style style:name="T30" style:family="text">
      <style:text-properties style:use-window-font-color="true" fo:font-style="normal" fo:font-weight="normal" officeooo:rsid="001ceb94" style:font-style-asian="normal" style:font-weight-asian="normal" style:font-style-complex="normal" style:font-weight-complex="normal"/>
    </style:style>
    <style:style style:name="T31" style:family="text">
      <style:text-properties style:use-window-font-color="true" fo:font-style="normal" fo:font-weight="normal" officeooo:rsid="001f62de" style:font-style-asian="normal" style:font-weight-asian="normal" style:font-style-complex="normal" style:font-weight-complex="normal"/>
    </style:style>
    <style:style style:name="T32" style:family="text">
      <style:text-properties style:use-window-font-color="true" fo:font-style="normal" fo:font-weight="normal" officeooo:rsid="00235603" style:font-style-asian="normal" style:font-weight-asian="normal" style:font-style-complex="normal" style:font-weight-complex="normal"/>
    </style:style>
    <style:style style:name="T33" style:family="text">
      <style:text-properties style:use-window-font-color="true" fo:font-style="normal" fo:font-weight="normal" officeooo:rsid="0027a48c" style:font-style-asian="normal" style:font-weight-asian="normal" style:font-style-complex="normal" style:font-weight-complex="normal"/>
    </style:style>
    <style:style style:name="T34" style:family="text">
      <style:text-properties style:use-window-font-color="true" fo:font-style="normal" fo:font-weight="normal" officeooo:rsid="00292ce1" style:font-style-asian="normal" style:font-weight-asian="normal" style:font-style-complex="normal" style:font-weight-complex="normal"/>
    </style:style>
    <style:style style:name="T35" style:family="text">
      <style:text-properties style:use-window-font-color="true" fo:font-style="normal" fo:font-weight="normal" officeooo:rsid="002c595c" style:font-style-asian="normal" style:font-weight-asian="normal" style:font-style-complex="normal" style:font-weight-complex="normal"/>
    </style:style>
    <style:style style:name="T36" style:family="text">
      <style:text-properties style:use-window-font-color="true" fo:font-style="normal" fo:font-weight="normal" officeooo:rsid="002d9975" style:font-style-asian="normal" style:font-weight-asian="normal" style:font-style-complex="normal" style:font-weight-complex="normal"/>
    </style:style>
    <style:style style:name="T37" style:family="text">
      <style:text-properties style:use-window-font-color="true" fo:font-style="normal" fo:font-weight="normal" officeooo:rsid="002ddeb1" style:font-style-asian="normal" style:font-weight-asian="normal" style:font-style-complex="normal" style:font-weight-complex="normal"/>
    </style:style>
    <style:style style:name="T38" style:family="text">
      <style:text-properties style:use-window-font-color="true" fo:font-style="normal" fo:font-weight="normal" officeooo:rsid="00425b09" style:font-style-asian="normal" style:font-weight-asian="normal" style:font-style-complex="normal" style:font-weight-complex="normal"/>
    </style:style>
    <style:style style:name="T39" style:family="text">
      <style:text-properties style:use-window-font-color="true" fo:font-style="normal" fo:font-weight="normal" officeooo:rsid="004385e4" style:font-style-asian="normal" style:font-weight-asian="normal" style:font-style-complex="normal" style:font-weight-complex="normal"/>
    </style:style>
    <style:style style:name="T40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fo:language="ru" fo:country="RU" fo:font-style="normal" fo:font-weight="normal" officeooo:rsid="002a91f7" style:font-style-asian="normal" style:font-weight-asian="normal" style:font-style-complex="normal" style:font-weight-complex="normal"/>
    </style:style>
    <style:style style:name="T42" style:family="text">
      <style:text-properties style:use-window-font-color="true" fo:language="ru" fo:country="RU" fo:font-style="normal" fo:font-weight="normal" officeooo:rsid="002cf1c1" style:font-style-asian="normal" style:font-weight-asian="normal" style:font-style-complex="normal" style:font-weight-complex="normal"/>
    </style:style>
    <style:style style:name="T43" style:family="text">
      <style:text-properties style:use-window-font-color="true" fo:language="ru" fo:country="RU" fo:font-style="normal" fo:font-weight="normal" officeooo:rsid="002f85ee" style:font-style-asian="normal" style:font-weight-asian="normal" style:font-style-complex="normal" style:font-weight-complex="normal"/>
    </style:style>
    <style:style style:name="T44" style:family="text">
      <style:text-properties style:use-window-font-color="true" fo:language="ru" fo:country="RU" fo:font-style="normal" fo:font-weight="normal" officeooo:rsid="001f62de" style:font-style-asian="normal" style:font-weight-asian="normal" style:font-style-complex="normal" style:font-weight-complex="normal"/>
    </style:style>
    <style:style style:name="T45" style:family="text">
      <style:text-properties style:use-window-font-color="true" fo:language="ru" fo:country="RU" fo:font-style="normal" fo:font-weight="normal" officeooo:rsid="00268e76" style:font-style-asian="normal" style:font-weight-asian="normal" style:font-style-complex="normal" style:font-weight-complex="normal"/>
    </style:style>
    <style:style style:name="T46" style:family="text">
      <style:text-properties style:use-window-font-color="true" fo:language="ru" fo:country="RU" fo:font-style="normal" fo:font-weight="normal" officeooo:rsid="002c595c" style:font-style-asian="normal" style:font-weight-asian="normal" style:font-style-complex="normal" style:font-weight-complex="normal"/>
    </style:style>
    <style:style style:name="T47" style:family="text">
      <style:text-properties style:use-window-font-color="true" fo:language="ru" fo:country="RU" fo:font-style="normal" fo:font-weight="normal" officeooo:rsid="002d9975" style:font-style-asian="normal" style:font-weight-asian="normal" style:font-style-complex="normal" style:font-weight-complex="normal"/>
    </style:style>
    <style:style style:name="T48" style:family="text">
      <style:text-properties style:use-window-font-color="true" fo:language="ru" fo:country="RU" fo:font-style="normal" fo:font-weight="normal" officeooo:rsid="00470132" style:font-style-asian="normal" style:font-weight-asian="normal" style:font-style-complex="normal" style:font-weight-complex="normal"/>
    </style:style>
    <style:style style:name="T49" style:family="text">
      <style:text-properties style:use-window-font-color="true" fo:language="ru" fo:country="RU" fo:font-style="normal" fo:font-weight="normal" officeooo:rsid="001d1d1a" style:font-style-asian="normal" style:font-weight-asian="normal" style:font-style-complex="normal" style:font-weight-complex="normal"/>
    </style:style>
    <style:style style:name="T50" style:family="text">
      <style:text-properties style:use-window-font-color="true" fo:language="ru" fo:country="RU" fo:font-style="normal" fo:font-weight="normal" officeooo:rsid="0049b03d" style:font-style-asian="normal" style:font-weight-asian="normal" style:font-style-complex="normal" style:font-weight-complex="normal"/>
    </style:style>
    <style:style style:name="T51" style:family="text">
      <style:text-properties style:use-window-font-color="true" fo:language="ru" fo:country="RU" fo:font-style="normal" fo:font-weight="normal" officeooo:rsid="001ceb94" style:font-style-asian="normal" style:font-weight-asian="normal" style:font-style-complex="normal" style:font-weight-complex="normal"/>
    </style:style>
    <style:style style:name="T52" style:family="text">
      <style:text-properties style:use-window-font-color="true" fo:language="ru" fo:country="RU" fo:font-style="normal" fo:font-weight="normal" officeooo:rsid="004a7924" style:font-style-asian="normal" style:font-weight-asian="normal" style:font-style-complex="normal" style:font-weight-complex="normal"/>
    </style:style>
    <style:style style:name="T53" style:family="text">
      <style:text-properties style:use-window-font-color="true" fo:language="ru" fo:country="RU" fo:font-style="normal" fo:font-weight="normal" officeooo:rsid="004c4e83" style:font-style-asian="normal" style:font-weight-asian="normal" style:font-style-complex="normal" style:font-weight-complex="normal"/>
    </style:style>
    <style:style style:name="T54" style:family="text">
      <style:text-properties fo:language="ru" fo:country="RU" officeooo:rsid="0007125c"/>
    </style:style>
    <style:style style:name="T55" style:family="text">
      <style:text-properties fo:language="ru" fo:country="RU" style:font-name-asian="Calibri" style:language-asian="en" style:country-asian="US" style:font-name-complex="Times New Roman1" style:language-complex="ar" style:country-complex="SA"/>
    </style:style>
    <style:style style:name="T56" style:family="text">
      <style:text-properties fo:language="ru" fo:country="RU" officeooo:rsid="0001a948" style:font-name-asian="Calibri" style:language-asian="en" style:country-asian="US" style:font-name-complex="Times New Roman1" style:language-complex="ar" style:country-complex="SA"/>
    </style:style>
    <style:style style:name="T57" style:family="text">
      <style:text-properties fo:language="ru" fo:country="RU" officeooo:rsid="00423da5"/>
    </style:style>
    <style:style style:name="T58" style:family="text">
      <style:text-properties fo:language="ru" fo:country="RU" officeooo:rsid="0047c448"/>
    </style:style>
    <style:style style:name="T59" style:family="text">
      <style:text-properties fo:color="#000000" fo:language="en" fo:country="US" style:text-underline-style="none" officeooo:rsid="000ca1f7"/>
    </style:style>
    <style:style style:name="T60" style:family="text">
      <style:text-properties fo:color="#000000" fo:language="en" fo:country="US" style:text-underline-style="none" fo:font-weight="normal" officeooo:rsid="000ca1f7" style:font-weight-asian="normal" style:font-weight-complex="normal"/>
    </style:style>
    <style:style style:name="T61" style:family="text">
      <style:text-properties fo:color="#000000" fo:language="en" fo:country="US" style:text-underline-style="none" fo:font-weight="normal" officeooo:rsid="0047c448" style:font-weight-asian="normal" style:font-weight-complex="normal"/>
    </style:style>
    <style:style style:name="T62" style:family="text">
      <style:text-properties fo:color="#000000" fo:language="en" fo:country="US" style:text-underline-style="none" fo:font-weight="normal" officeooo:rsid="004877c4" style:font-weight-asian="normal" style:font-weight-complex="normal"/>
    </style:style>
    <style:style style:name="T63" style:family="text">
      <style:text-properties fo:color="#000000" fo:language="en" fo:country="US" style:text-underline-style="none" officeooo:rsid="0047c448"/>
    </style:style>
    <style:style style:name="T64" style:family="text">
      <style:text-properties fo:color="#000000" fo:language="en" fo:country="US" officeooo:rsid="0004c8cd"/>
    </style:style>
    <style:style style:name="T65" style:family="text">
      <style:text-properties fo:color="#000000" fo:language="en" fo:country="US" officeooo:rsid="000ca1f7"/>
    </style:style>
    <style:style style:name="T66" style:family="text">
      <style:text-properties fo:color="#000000" fo:language="en" fo:country="US" fo:font-style="normal" style:text-underline-style="none" fo:font-weight="normal" officeooo:rsid="00425b09" style:font-style-asian="normal" style:font-weight-asian="normal" style:font-style-complex="normal" style:font-weight-complex="normal"/>
    </style:style>
    <style:style style:name="T67" style:family="text">
      <style:text-properties fo:color="#000000" fo:language="en" fo:country="US" fo:font-style="normal" style:text-underline-style="none" fo:font-weight="normal" officeooo:rsid="0047c448" style:font-style-asian="normal" style:font-weight-asian="normal" style:font-style-complex="normal" style:font-weight-complex="normal"/>
    </style:style>
    <style:style style:name="T68" style:family="text">
      <style:text-properties fo:color="#000000" fo:language="en" fo:country="US" fo:font-style="normal" style:text-underline-style="none" fo:font-weight="normal" officeooo:rsid="004877c4" style:font-style-asian="normal" style:font-weight-asian="normal" style:font-style-complex="normal" style:font-weight-complex="normal"/>
    </style:style>
    <style:style style:name="T69" style:family="text">
      <style:text-properties fo:color="#000000" fo:language="en" fo:country="US" fo:font-weight="normal" officeooo:rsid="000ca1f7" style:font-weight-asian="normal" style:font-weight-complex="normal"/>
    </style:style>
    <style:style style:name="T70" style:family="text">
      <style:text-properties fo:color="#000000" fo:language="en" fo:country="US" fo:font-weight="normal" officeooo:rsid="004877c4" style:font-weight-asian="normal" style:font-weight-complex="normal"/>
    </style:style>
    <style:style style:name="T71" style:family="text">
      <style:text-properties fo:color="#000000" fo:language="en" fo:country="US" officeooo:rsid="00425b09"/>
    </style:style>
    <style:style style:name="T72" style:family="text">
      <style:text-properties fo:color="#000000" fo:language="en" fo:country="US" officeooo:rsid="00423da5"/>
    </style:style>
    <style:style style:name="T73" style:family="text">
      <style:text-properties fo:color="#000000" fo:language="en" fo:country="US" officeooo:rsid="0037e3fc"/>
    </style:style>
    <style:style style:name="T74" style:family="text">
      <style:text-properties fo:color="#000000" fo:language="en" fo:country="US" officeooo:rsid="004877c4"/>
    </style:style>
    <style:style style:name="T75" style:family="text">
      <style:text-properties fo:color="#000000" fo:font-style="normal" fo:font-weight="normal" officeooo:rsid="001d1d1a" style:font-style-asian="normal" style:font-weight-asian="normal" style:font-style-complex="normal" style:font-weight-complex="normal"/>
    </style:style>
    <style:style style:name="T76" style:family="text">
      <style:text-properties fo:color="#000000" fo:font-style="normal" style:text-underline-style="none" fo:font-weight="normal" officeooo:rsid="0002d71f" style:font-style-asian="normal" style:font-weight-asian="normal" style:font-style-complex="normal" style:font-weight-complex="normal"/>
    </style:style>
    <style:style style:name="T77" style:family="text">
      <style:text-properties fo:color="#000000" fo:font-style="normal" style:text-underline-style="none" fo:font-weight="normal" officeooo:rsid="00365825" style:font-style-asian="normal" style:font-weight-asian="normal" style:font-style-complex="normal" style:font-weight-complex="normal"/>
    </style:style>
    <style:style style:name="T78" style:family="text">
      <style:text-properties fo:color="#000000" fo:font-style="normal" style:text-underline-style="none" fo:font-weight="normal" officeooo:rsid="0037e3fc" style:font-style-asian="normal" style:font-weight-asian="normal" style:font-style-complex="normal" style:font-weight-complex="normal"/>
    </style:style>
    <style:style style:name="T79" style:family="text">
      <style:text-properties fo:color="#000000" fo:font-style="normal" style:text-underline-style="none" fo:font-weight="normal" officeooo:rsid="004877c4" style:font-style-asian="normal" style:font-weight-asian="normal" style:font-style-complex="normal" style:font-weight-complex="normal"/>
    </style:style>
    <style:style style:name="T80" style:family="text">
      <style:text-properties fo:color="#000000" style:text-underline-style="none"/>
    </style:style>
    <style:style style:name="T81" style:family="text">
      <style:text-properties fo:color="#000000" style:text-underline-style="none" fo:font-weight="normal" officeooo:rsid="00423da5" style:font-weight-asian="normal" style:font-weight-complex="normal"/>
    </style:style>
    <style:style style:name="T82" style:family="text">
      <style:text-properties fo:color="#000000" style:text-underline-style="none" fo:font-weight="normal" officeooo:rsid="0037e3fc" style:font-weight-asian="normal" style:font-weight-complex="normal"/>
    </style:style>
    <style:style style:name="T83" style:family="text">
      <style:text-properties fo:color="#000000" style:text-underline-style="none" fo:font-weight="normal" officeooo:rsid="004877c4" style:font-weight-asian="normal" style:font-weight-complex="normal"/>
    </style:style>
    <style:style style:name="T84" style:family="text">
      <style:text-properties fo:color="#000000" style:text-underline-style="none" officeooo:rsid="00423da5"/>
    </style:style>
    <style:style style:name="T85" style:family="text">
      <style:text-properties fo:color="#000000" style:text-underline-style="none" officeooo:rsid="0047c448"/>
    </style:style>
    <style:style style:name="T86" style:family="text">
      <style:text-properties fo:color="#000000" fo:font-weight="normal" officeooo:rsid="00423da5" style:font-weight-asian="normal" style:font-weight-complex="normal"/>
    </style:style>
    <style:style style:name="T87" style:family="text">
      <style:text-properties fo:color="#000000" fo:font-weight="normal" officeooo:rsid="0037e3fc" style:font-weight-asian="normal" style:font-weight-complex="normal"/>
    </style:style>
    <style:style style:name="T88" style:family="text">
      <style:text-properties fo:color="#000000" fo:font-weight="normal" officeooo:rsid="004877c4" style:font-weight-asian="normal" style:font-weight-complex="normal"/>
    </style:style>
    <style:style style:name="T89" style:family="text">
      <style:text-properties fo:color="#000000" officeooo:rsid="00423da5"/>
    </style:style>
    <style:style style:name="T90" style:family="text">
      <style:text-properties fo:color="#000000" officeooo:rsid="0037e3fc"/>
    </style:style>
    <style:style style:name="T91" style:family="text">
      <style:text-properties officeooo:rsid="001f62de"/>
    </style:style>
    <style:style style:name="T92" style:family="text">
      <style:text-properties officeooo:rsid="001bd940"/>
    </style:style>
    <style:style style:name="T93" style:family="text">
      <style:text-properties officeooo:rsid="0034980a"/>
    </style:style>
    <style:style style:name="T94" style:family="text">
      <style:text-properties officeooo:rsid="000ca1f7"/>
    </style:style>
    <style:style style:name="T95" style:family="text">
      <style:text-properties style:text-underline-style="none" officeooo:rsid="0037e3fc"/>
    </style:style>
    <style:style style:name="T96" style:family="text">
      <style:text-properties style:text-underline-style="none" officeooo:rsid="004877c4"/>
    </style:style>
    <style:style style:name="T97" style:family="text">
      <style:text-properties officeooo:rsid="00423da5"/>
    </style:style>
    <style:style style:name="T98" style:family="text">
      <style:text-properties officeooo:rsid="0047c448"/>
    </style:style>
    <style:style style:name="T99" style:family="text">
      <style:text-properties officeooo:rsid="004825cc"/>
    </style:style>
    <style:style style:name="T100" style:family="text">
      <style:text-properties officeooo:rsid="004877c4"/>
    </style:style>
    <style:style style:name="T101" style:family="text">
      <style:text-properties officeooo:rsid="004a7924"/>
    </style:style>
    <style:style style:name="T102" style:family="text">
      <style:text-properties officeooo:rsid="004c4e83"/>
    </style:style>
    <style:style style:name="T103" style:family="text">
      <style:text-properties officeooo:rsid="004de3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ФЕДЕРАЛЬНОЕ АГЕНТСТВО СВЯЗИ</text:p>
      <text:p text:style-name="P132">Ордена Трудового Красного Зна<text:span text:style-name="T92">м</text:span>ени</text:p>
      <text:p text:style-name="P133"><text:span text:style-name="T56">федеральное государственное бюджетное образовательное учреждение</text:span><text:span text:style-name="T55"> </text:span><text:span text:style-name="T56">высшего образования</text:span></text:p>
      <text:h text:style-name="P131" text:outline-level="1">Московский технический университет связи и информатики</text:h>
      <text:h text:style-name="P130" text:outline-level="1"/>
      <text:h text:style-name="P130" text:outline-level="1"/>
      <text:h text:style-name="P130" text:outline-level="1"/>
      <text:h text:style-name="P127" text:outline-level="1">Кафедра <text:span text:style-name="T93">информационной безопасности</text:span></text:h>
      <text:h text:style-name="P127" text:outline-level="1"/>
      <text:h text:style-name="P127" text:outline-level="1"/>
      <text:h text:style-name="P127" text:outline-level="1"/>
      <text:h text:style-name="P129" text:outline-level="1">Курсовая работа <text:span text:style-name="T101">по дисциплине</text:span></text:h>
      <text:h text:style-name="P129" text:outline-level="1">«<text:span text:style-name="T101">Защита информации</text:span>»</text:h>
      <text:h text:style-name="P127" text:outline-level="1"/>
      <text:h text:style-name="P127" text:outline-level="1"/>
      <text:h text:style-name="P128" text:outline-level="1"><text:tab/><text:tab/><text:tab/><text:tab/><text:tab/><text:tab/><text:tab/><text:tab/><text:tab/><text:tab/><text:span text:style-name="T98">Работу выполнил</text:span></text:h>
      <text:h text:style-name="P128" text:outline-level="1"><text:tab/><text:tab/><text:tab/><text:tab/><text:tab/><text:tab/><text:tab/><text:tab/><text:tab/><text:tab/><text:span text:style-name="T98">Студент гр. БВТ1501</text:span></text:h>
      <text:h text:style-name="P128" text:outline-level="1"><text:tab/><text:tab/><text:tab/><text:tab/><text:tab/><text:tab/><text:tab/><text:tab/><text:tab/><text:tab/><text:span text:style-name="T98">Павликов Артём</text:span></text:h>
      <text:h text:style-name="P128" text:outline-level="1"><text:tab/><text:tab/><text:tab/><text:tab/><text:tab/><text:tab/><text:tab/><text:tab/><text:tab/><text:tab/><text:tab/><text:tab/><text:tab/><text:tab/><text:tab/></text:h>
      <text:h text:style-name="P128" text:outline-level="1"/>
      <text:h text:style-name="P128" text:outline-level="1"/>
      <text:h text:style-name="P128" text:outline-level="1"/>
      <text:h text:style-name="P127" text:outline-level="1"/>
      <text:h text:style-name="P127" text:outline-level="1">Москва 2019</text:h>
      <text:p text:style-name="P135"><text:soft-page-break/>1. <text:span text:style-name="T58">П</text:span><text:span text:style-name="T57">ервые 7 букв фамилии</text:span></text:p>
      <text:p text:style-name="P134">PAVLIKO</text:p>
      <text:p text:style-name="P136">2. <text:span text:style-name="T58">К</text:span><text:span text:style-name="T57">онвертируем каждый символ в д</text:span><text:span text:style-name="T54">воичное представление </text:span><text:span text:style-name="T58">по </text:span><text:span text:style-name="T10">ASCII</text:span></text:p>
      <table:table table:name="Таблица1" table:style-name="Таблица1">
        <table:table-column table:style-name="Таблица1.A" table:number-columns-repeated="7"/>
        <table:table-row>
          <table:table-cell table:style-name="Таблица1.A1" office:value-type="string">
            <text:p text:style-name="P2">P</text:p>
          </table:table-cell>
          <table:table-cell table:style-name="Таблица1.A1" office:value-type="string">
            <text:p text:style-name="P2">A</text:p>
          </table:table-cell>
          <table:table-cell table:style-name="Таблица1.A1" office:value-type="string">
            <text:p text:style-name="P2">V</text:p>
          </table:table-cell>
          <table:table-cell table:style-name="Таблица1.A1" office:value-type="string">
            <text:p text:style-name="P2">L</text:p>
          </table:table-cell>
          <table:table-cell table:style-name="Таблица1.A1" office:value-type="string">
            <text:p text:style-name="P2">I</text:p>
          </table:table-cell>
          <table:table-cell table:style-name="Таблица1.A1" office:value-type="string">
            <text:p text:style-name="P2">K</text:p>
          </table:table-cell>
          <table:table-cell table:style-name="Таблица1.G1" office:value-type="string">
            <text:p text:style-name="P2">O</text:p>
          </table:table-cell>
        </table:table-row>
        <table:table-row>
          <table:table-cell table:style-name="Таблица1.A2" office:value-type="string">
            <text:p text:style-name="P2">01010000</text:p>
          </table:table-cell>
          <table:table-cell table:style-name="Таблица1.A2" office:value-type="string">
            <text:p text:style-name="P137">0<text:span text:style-name="T8">1000001</text:span></text:p>
          </table:table-cell>
          <table:table-cell table:style-name="Таблица1.A2" office:value-type="string">
            <text:p text:style-name="P141">01010110</text:p>
          </table:table-cell>
          <table:table-cell table:style-name="Таблица1.A2" office:value-type="string">
            <text:p text:style-name="P2">01001100</text:p>
          </table:table-cell>
          <table:table-cell table:style-name="Таблица1.A2" office:value-type="string">
            <text:p text:style-name="P2">01001001</text:p>
          </table:table-cell>
          <table:table-cell table:style-name="Таблица1.A2" office:value-type="string">
            <text:p text:style-name="P2">01001011</text:p>
          </table:table-cell>
          <table:table-cell table:style-name="Таблица1.G2" office:value-type="string">
            <text:p text:style-name="P137">010<text:span text:style-name="T8">01000</text:span></text:p>
          </table:table-cell>
        </table:table-row>
      </table:table>
      <text:p text:style-name="P139">3. <text:span text:style-name="T97">Рассчитаем простейший хэш-код с помощью ротационного исключающего ИЛИ, используя операцию циклического сдвига влево на 1 бит:</text:span></text:p>
      <text:p text:style-name="P140"><text:span text:style-name="T10">P</text:span>:</text:p>
      <text:p text:style-name="P4"><text:span text:style-name="T94">00000000</text:span><text:span text:style-name="T7"> ⊕</text:span><text:span text:style-name="T2"> </text:span><text:span text:style-name="T10">01010000</text:span><text:span text:style-name="T64"> </text:span><text:span text:style-name="T65">= </text:span><text:span text:style-name="T63">01010000</text:span></text:p>
      <text:p text:style-name="P4"><text:span text:style-name="T85">01010000</text:span><text:span text:style-name="T80"> </text:span><text:span text:style-name="T63">&lt;&lt;</text:span><text:span text:style-name="T84"> 1</text:span><text:span text:style-name="T59"> = </text:span><text:span text:style-name="T63">1010</text:span><text:span text:style-name="T61">0000</text:span></text:p>
      <text:p text:style-name="P142"><text:span text:style-name="T10">A</text:span>:</text:p>
      <text:p text:style-name="P4"><text:span text:style-name="T61">10100000</text:span><text:span text:style-name="T2"> ⊕ </text:span>0<text:span text:style-name="T8">1000001</text:span><text:span text:style-name="T2"> = </text:span><text:span text:style-name="T5">11100001</text:span></text:p>
      <text:p text:style-name="P4"><text:span text:style-name="T61">11100001 &lt;&lt; 1 = 11000011</text:span></text:p>
      <text:p text:style-name="P8"><text:span text:style-name="T10">V</text:span>:</text:p>
      <text:p text:style-name="P5"><text:span text:style-name="T61">11000011</text:span><text:span text:style-name="T3"> ⊕ </text:span><text:span text:style-name="T99">01010110</text:span><text:span text:style-name="T2"> </text:span><text:span text:style-name="T3">= </text:span><text:span text:style-name="T95">1</text:span><text:span text:style-name="T96">0010101</text:span></text:p>
      <text:p text:style-name="P6"><text:span text:style-name="T82">1</text:span><text:span text:style-name="T83">0010101</text:span><text:span text:style-name="T82"> </text:span><text:span text:style-name="T62">&lt;&lt; </text:span><text:span text:style-name="T81">1 </text:span><text:span text:style-name="T60">= </text:span><text:span text:style-name="T62">0</text:span><text:span text:style-name="T83">0101011</text:span></text:p>
      <text:p text:style-name="P10"><text:span text:style-name="T11">L</text:span>:</text:p>
      <text:p text:style-name="P9"><text:span text:style-name="T70">0</text:span><text:span text:style-name="T88">0101011</text:span><text:span text:style-name="T4"> </text:span><text:span text:style-name="T6">⊕ </text:span><text:span text:style-name="T10">01001100</text:span> <text:span text:style-name="T6">= </text:span><text:span text:style-name="T11">01100111</text:span></text:p>
      <text:p text:style-name="P64"><text:span text:style-name="T70">01100111</text:span><text:span text:style-name="T87"> </text:span><text:span text:style-name="T70">&lt;&lt;</text:span><text:span text:style-name="T86"> 1 </text:span><text:span text:style-name="T69">= </text:span><text:span text:style-name="T70">11001110</text:span></text:p>
      <text:p text:style-name="P66"><text:span text:style-name="T11">I</text:span><text:span text:style-name="T1">:</text:span></text:p>
      <text:p text:style-name="P65"><text:span text:style-name="T74">11001110</text:span><text:span text:style-name="T6"> ⊕ </text:span><text:span text:style-name="T10">01001001</text:span> <text:span text:style-name="T6">= </text:span><text:span text:style-name="T11">10000111</text:span></text:p>
      <text:p text:style-name="P65"><text:span text:style-name="T74">10000111</text:span><text:span text:style-name="T90"> </text:span><text:span text:style-name="T74">&lt;&lt; </text:span><text:span text:style-name="T89">1</text:span><text:span text:style-name="T65"> = </text:span><text:span text:style-name="T74">00001111</text:span></text:p>
      <text:p text:style-name="P66"><text:span text:style-name="T11">K</text:span><text:span text:style-name="T1">:</text:span></text:p>
      <text:p text:style-name="P65"><text:span text:style-name="T74">00001111</text:span><text:span text:style-name="T6"> ⊕ </text:span><text:span text:style-name="T10">01001011</text:span> <text:span text:style-name="T6">= </text:span><text:span text:style-name="T9">0</text:span><text:span text:style-name="T11">1000100</text:span></text:p>
      <text:p text:style-name="P65"><text:span text:style-name="T71">0</text:span><text:span text:style-name="T74">1000100</text:span><text:span text:style-name="T90"> </text:span><text:span text:style-name="T74">&lt;&lt;</text:span><text:span text:style-name="T65"> = </text:span><text:span text:style-name="T74">10001000</text:span></text:p>
      <text:p text:style-name="P66"><text:span text:style-name="T11">O</text:span><text:span text:style-name="T1">:</text:span></text:p>
      <text:p text:style-name="P65"><text:span text:style-name="T74">10001000</text:span><text:span text:style-name="T6"> ⊕ </text:span>010<text:span text:style-name="T8">01000</text:span><text:span text:style-name="T6"> </text:span><text:span text:style-name="T13">= </text:span><text:span text:style-name="T21">1</text:span><text:span text:style-name="T20">10</text:span><text:span text:style-name="T21">0</text:span><text:span text:style-name="T20">000</text:span><text:span text:style-name="T21">0</text:span></text:p>
      <text:p text:style-name="P65"><text:span text:style-name="T21">1</text:span><text:span text:style-name="T20">10</text:span><text:span text:style-name="T21">0</text:span><text:span text:style-name="T20">000</text:span><text:span text:style-name="T21">0</text:span><text:span text:style-name="T73"> </text:span><text:span text:style-name="T74">&lt;&lt;</text:span><text:span text:style-name="T72"> 1</text:span><text:span text:style-name="T65"> = </text:span><text:span text:style-name="T71">10</text:span><text:span text:style-name="T74">0</text:span><text:span text:style-name="T71">000</text:span><text:span text:style-name="T74">01</text:span></text:p>
      <text:p text:style-name="P7"><text:soft-page-break/>Ответ: <text:span text:style-name="T61">01010000</text:span><text:span text:style-name="T76"> </text:span><text:span text:style-name="T67">10100000</text:span><text:span text:style-name="T77"> </text:span><text:span text:style-name="T67">11000011</text:span><text:span text:style-name="T78"> </text:span><text:span text:style-name="T68">11001110</text:span><text:span text:style-name="T78"> </text:span><text:span text:style-name="T68">00001111</text:span><text:span text:style-name="T78"> </text:span><text:span text:style-name="T68">10001000</text:span><text:span text:style-name="T78"> 1</text:span><text:span text:style-name="T79">0010101</text:span><text:span text:style-name="T78"> </text:span><text:span text:style-name="T66">10</text:span><text:span text:style-name="T68">0</text:span><text:span text:style-name="T66">000</text:span><text:span text:style-name="T68">01</text:span></text:p>
      <text:p text:style-name="P11"><text:span text:style-name="T22">4. </text:span><text:span text:style-name="T38">Произведё шифрование полученного блока по алгоритму </text:span><text:span text:style-name="T17">DE</text:span><text:span text:style-name="T14">A</text:span></text:p>
      <text:p text:style-name="P87"><text:span text:style-name="T100">Создадим п</text:span>ароль:</text:p>
      <table:table table:name="Таблица2" table:style-name="Таблица2">
        <table:table-column table:style-name="Таблица2.A" table:number-columns-repeated="7"/>
        <table:table-row>
          <table:table-cell table:style-name="Таблица2.A1" office:value-type="string">
            <text:p text:style-name="P3">L</text:p>
          </table:table-cell>
          <table:table-cell table:style-name="Таблица2.A1" office:value-type="string">
            <text:p text:style-name="P3">I</text:p>
          </table:table-cell>
          <table:table-cell table:style-name="Таблица2.A1" office:value-type="string">
            <text:p text:style-name="P3">K</text:p>
          </table:table-cell>
          <table:table-cell table:style-name="Таблица2.A1" office:value-type="string">
            <text:p text:style-name="P3">O</text:p>
          </table:table-cell>
          <table:table-cell table:style-name="Таблица2.A1" office:value-type="string">
            <text:p text:style-name="P2">P</text:p>
          </table:table-cell>
          <table:table-cell table:style-name="Таблица2.A1" office:value-type="string">
            <text:p text:style-name="P2">A</text:p>
          </table:table-cell>
          <table:table-cell table:style-name="Таблица2.G1" office:value-type="string">
            <text:p text:style-name="P2">V</text:p>
          </table:table-cell>
        </table:table-row>
        <table:table-row>
          <table:table-cell table:style-name="Таблица2.A2" office:value-type="string">
            <text:p text:style-name="P3">01001100</text:p>
          </table:table-cell>
          <table:table-cell table:style-name="Таблица2.A2" office:value-type="string">
            <text:p text:style-name="P3">01001001</text:p>
          </table:table-cell>
          <table:table-cell table:style-name="Таблица2.A2" office:value-type="string">
            <text:p text:style-name="P3">01001011</text:p>
          </table:table-cell>
          <table:table-cell table:style-name="Таблица2.A2" office:value-type="string">
            <text:p text:style-name="P138">010<text:span text:style-name="T8">01000</text:span></text:p>
          </table:table-cell>
          <table:table-cell table:style-name="Таблица2.A2" office:value-type="string">
            <text:p text:style-name="P2">01010000</text:p>
          </table:table-cell>
          <table:table-cell table:style-name="Таблица2.A2" office:value-type="string">
            <text:p text:style-name="P137">0<text:span text:style-name="T8">1000001</text:span></text:p>
          </table:table-cell>
          <table:table-cell table:style-name="Таблица2.G2" office:value-type="string">
            <text:p text:style-name="P141">01010110</text:p>
          </table:table-cell>
        </table:table-row>
      </table:table>
      <text:p text:style-name="P86">Делаем перестановку бит в 64-разрядном блоке исходных данных:</text:p>
      <text:p text:style-name="P74"><text:span text:style-name="T22">00100110 10010110 00000000 </text:span><text:span text:style-name="T40">0</text:span><text:span text:style-name="T50">1111</text:span><text:span text:style-name="T40">0</text:span><text:span text:style-name="T49">00</text:span><text:span text:style-name="T27"> </text:span><text:span text:style-name="T49">1</text:span><text:span text:style-name="T50">00</text:span><text:span text:style-name="T49">0</text:span><text:span text:style-name="T50">0</text:span><text:span text:style-name="T49">00</text:span><text:span text:style-name="T50">0</text:span><text:span text:style-name="T27"> </text:span><text:span text:style-name="T49">1001</text:span><text:span text:style-name="T50">0</text:span><text:span text:style-name="T49">1</text:span><text:span text:style-name="T50">0</text:span><text:span text:style-name="T49">0</text:span><text:span text:style-name="T27"> </text:span><text:span text:style-name="T49">001</text:span><text:span text:style-name="T50">1111</text:span><text:span text:style-name="T49">01</text:span><text:span text:style-name="T27"> </text:span><text:span text:style-name="T49">1</text:span><text:span text:style-name="T50">000000</text:span><text:span text:style-name="T49">0</text:span></text:p>
      <text:p text:style-name="P12"><text:span text:style-name="T22">Шаг </text:span><text:span text:style-name="T24">1</text:span><text:span text:style-name="T22">:</text:span></text:p>
      <text:p text:style-name="P88">Делим полученный блок на две 32-разрядные части:</text:p>
      <text:p text:style-name="P67"><text:span text:style-name="T22">L</text:span><text:span text:style-name="T29">1</text:span><text:span text:style-name="T22"> = </text:span><text:span text:style-name="T30">00100110 10010110 00000000 </text:span><text:span text:style-name="T51">0</text:span><text:span text:style-name="T50">1111</text:span><text:span text:style-name="T51">0</text:span><text:span text:style-name="T40">00</text:span></text:p>
      <text:p text:style-name="P67"><text:span text:style-name="T22">R</text:span><text:span text:style-name="T29">1</text:span><text:span text:style-name="T22"> = </text:span><text:span text:style-name="T40">1</text:span><text:span text:style-name="T50">00</text:span><text:span text:style-name="T40">0</text:span><text:span text:style-name="T50">0</text:span><text:span text:style-name="T40">00</text:span><text:span text:style-name="T50">0</text:span><text:span text:style-name="T22"> </text:span><text:span text:style-name="T40">1001</text:span><text:span text:style-name="T50">0</text:span><text:span text:style-name="T40">1</text:span><text:span text:style-name="T50">0</text:span><text:span text:style-name="T40">0</text:span><text:span text:style-name="T22"> </text:span><text:span text:style-name="T40">001</text:span><text:span text:style-name="T50">1111</text:span><text:span text:style-name="T40">01</text:span><text:span text:style-name="T22"> </text:span><text:span text:style-name="T40">1</text:span><text:span text:style-name="T50">000000</text:span><text:span text:style-name="T40">0</text:span></text:p>
      <text:p text:style-name="P16"><text:span text:style-name="T22">Шаг </text:span><text:span text:style-name="T24">2</text:span><text:span text:style-name="T22">:</text:span></text:p>
      <text:p text:style-name="P92">Расширяем 56-битный ключ до 64-битного, вставляя каждые 7 бит дополнительный бит чётности:</text:p>
      <text:p text:style-name="P16"><text:span text:style-name="T22">Ключ: </text:span>01000001 01001100 01001101 01000001 01001110 01000101 01001110</text:p>
      <text:p text:style-name="P17">Ответ: 0100000<text:span text:style-name="T91">1</text:span> 1010011<text:span text:style-name="T91">0</text:span> 0001001<text:span text:style-name="T91">0</text:span> 1010100<text:span text:style-name="T91">1</text:span> 0001010<text:span text:style-name="T91">0</text:span> 0111001<text:span text:style-name="T91">0</text:span> 0001010<text:span text:style-name="T91">0</text:span> 1001110<text:span text:style-name="T91">0</text:span></text:p>
      <text:p text:style-name="P18"><text:span text:style-name="T22">Шаг </text:span><text:span text:style-name="T24">3</text:span><text:span text:style-name="T22">:</text:span></text:p>
      <text:p text:style-name="P92">Делаем Выбор 1 из таблицы:</text:p>
      <text:p text:style-name="P17"><text:span text:style-name="T22">0100000</text:span><text:span text:style-name="T31">1</text:span><text:span text:style-name="T22"> 1010011</text:span><text:span text:style-name="T31">0</text:span><text:span text:style-name="T22"> 0001001</text:span><text:span text:style-name="T31">0</text:span><text:span text:style-name="T22"> 1010100</text:span><text:span text:style-name="T31">1</text:span><text:span text:style-name="T22"> 0001010</text:span><text:span text:style-name="T31">0</text:span><text:span text:style-name="T22"> 0111001</text:span><text:span text:style-name="T31">0</text:span><text:span text:style-name="T22"> 0001010</text:span><text:span text:style-name="T31">0</text:span><text:span text:style-name="T22"> 1001110</text:span><text:span text:style-name="T31">0</text:span></text:p>
      <text:p text:style-name="P28"><text:span text:style-name="T22">Ответ: 1001000 0011001 0001001 </text:span><text:span text:style-name="T23">0110001 1000010 0010101 0000101 1110001</text:span></text:p>
      <text:p text:style-name="P19"><text:span text:style-name="T23">Шаг </text:span><text:span text:style-name="T24">4</text:span><text:span text:style-name="T23">:</text:span></text:p>
      <text:p text:style-name="P29"><text:span text:style-name="T22">Делим результат из шага </text:span><text:span text:style-name="T25">3</text:span><text:span text:style-name="T22"> на 2 части:</text:span></text:p>
      <text:p text:style-name="P75"><text:span text:style-name="T22">C</text:span><text:span text:style-name="T40">0</text:span><text:span text:style-name="T22"> = <text:s/></text:span><text:span text:style-name="T44">1001000 0011001 0001001 </text:span><text:span text:style-name="T40">0110001</text:span></text:p>
      <text:p text:style-name="P75"><text:span text:style-name="T22">D</text:span><text:span text:style-name="T40">0</text:span><text:span text:style-name="T22"> = </text:span><text:span text:style-name="T40">1000010 0010101 0000101 1110001</text:span></text:p>
      <text:p text:style-name="P19"><text:span text:style-name="T23">Шаг </text:span><text:span text:style-name="T24">5</text:span><text:span text:style-name="T23">:</text:span></text:p>
      <text:p text:style-name="P93">Делаем битовый сдвиг каждой из частей согласно таблице битовых сдвигов:</text:p>
      <text:p text:style-name="P29"><text:soft-page-break/><text:span text:style-name="T14">C</text:span><text:span text:style-name="T22">1 = 0010000 0110010 0010010 1100011</text:span></text:p>
      <text:p text:style-name="P29"><text:span text:style-name="T14">D</text:span><text:span text:style-name="T22">1 = 0000100 0101010 0001011 1100011</text:span></text:p>
      <text:p text:style-name="P20"><text:span text:style-name="T23">Шаг </text:span><text:span text:style-name="T24">6</text:span><text:span text:style-name="T23">:</text:span></text:p>
      <text:p text:style-name="P34"><text:span text:style-name="T23">С</text:span><text:span text:style-name="T22">оединяем две части:</text:span></text:p>
      <text:p text:style-name="P94">0010000 0110010 0010010 1100011 0000100 0101010 0001011 1100011</text:p>
      <text:p text:style-name="P20"><text:span text:style-name="T23">Шаг </text:span><text:span text:style-name="T24">7</text:span><text:span text:style-name="T23">:</text:span></text:p>
      <text:p text:style-name="P34"><text:span text:style-name="T23">Д</text:span><text:span text:style-name="T22">елаем Выбор 2 из таблицы:</text:span></text:p>
      <text:p text:style-name="P95">001110 000100 000001 110101 000110 110001 100010 000010</text:p>
      <text:p text:style-name="P20"><text:span text:style-name="T23">Шаг </text:span><text:span text:style-name="T24">8</text:span><text:span text:style-name="T23">:</text:span></text:p>
      <text:p text:style-name="P38"><text:span text:style-name="T22">Расширяем </text:span><text:span text:style-name="T14">L</text:span><text:span text:style-name="T22">1</text:span><text:span text:style-name="T14"> </text:span><text:span text:style-name="T22">до 48 бит согласно таблице расширения:</text:span></text:p>
      <text:p text:style-name="P68"><text:span text:style-name="T22">L</text:span><text:span text:style-name="T29">1</text:span><text:span text:style-name="T22"> = </text:span><text:span text:style-name="T30">00100110 10010110 00000000 000000</text:span><text:span text:style-name="T22">00</text:span></text:p>
      <text:p text:style-name="P38"><text:span text:style-name="T22">Ответ: </text:span><text:span text:style-name="T32">00000000 00000000 00000000 00110101 00101011 00001000</text:span></text:p>
      <text:p text:style-name="P21"><text:span text:style-name="T23">Шаг </text:span><text:span text:style-name="T24">9</text:span><text:span text:style-name="T23">:</text:span></text:p>
      <text:p text:style-name="P46"><text:span text:style-name="T23">Д</text:span><text:span text:style-name="T22">елаем </text:span><text:span text:style-name="T39">сумму по модулю 2</text:span><text:span text:style-name="T14"> </text:span><text:span text:style-name="T22">с данными из Шаг </text:span><text:span text:style-name="T33">7</text:span><text:span text:style-name="T22"> проход 1 и Шаг 8 проход 1:</text:span></text:p>
      <text:p text:style-name="P39"><text:span text:style-name="T32">00000000 00000000 00000000 00110101 00101011 00001000 </text:span><text:span text:style-name="T16">⊕</text:span></text:p>
      <text:p text:style-name="P119">00111000 01000000 01110101 00011011 00011000 10000010</text:p>
      <text:p text:style-name="P112">00111000 01000000 01110101 00101110 00110011 10001010</text:p>
      <text:p text:style-name="P22"><text:span text:style-name="T15">Шаг </text:span><text:span text:style-name="T16">1</text:span><text:span text:style-name="T24">0</text:span><text:span text:style-name="T15">:</text:span></text:p>
      <text:p text:style-name="P50"><text:span text:style-name="T23">Р</text:span><text:span text:style-name="T22">азделим на 6 разрядов:</text:span></text:p>
      <text:p text:style-name="P113">001110 000100 000001 110101 001011 100011 001110 001010</text:p>
      <text:p text:style-name="P76"><text:span text:style-name="T22">S-</text:span><text:span text:style-name="T40">матрица:</text:span></text:p>
      <text:p text:style-name="P96">8 8 0 5 11 3 13 6</text:p>
      <text:p text:style-name="P96">Двоичный вид:</text:p>
      <text:p text:style-name="P96">10001000 00000101 10110011 11010110</text:p>
      <text:p text:style-name="P23"><text:span text:style-name="T15">Шаг </text:span><text:span text:style-name="T16">1</text:span><text:span text:style-name="T24">1</text:span><text:span text:style-name="T15">:</text:span></text:p>
      <text:p text:style-name="P54"><text:span text:style-name="T23">Д</text:span><text:span text:style-name="T22">елаем перестановку разрядов согласно таблице:</text:span></text:p>
      <text:p text:style-name="P100">11000011 00001001 11011011 11000000</text:p>
      <text:p text:style-name="P23"><text:span text:style-name="T15">Шаг </text:span><text:span text:style-name="T16">1</text:span><text:span text:style-name="T24">2</text:span><text:span text:style-name="T15">:</text:span></text:p>
      <text:p text:style-name="P54"><text:soft-page-break/><text:span text:style-name="T23">Д</text:span><text:span text:style-name="T22">елаем </text:span><text:span text:style-name="T39">сумму по модулю 2</text:span><text:span text:style-name="T14"> </text:span><text:span text:style-name="T22">с результатом из </text:span><text:span text:style-name="T15">Шаг </text:span><text:span text:style-name="T16">1</text:span><text:span text:style-name="T34">1</text:span><text:span text:style-name="T15"> проход 1 </text:span><text:span text:style-name="T22">и </text:span><text:span text:style-name="T14">R1:</text:span></text:p>
      <text:p text:style-name="P117">11000011 00001001 11011011 11000000 ⊕</text:p>
      <text:p text:style-name="P126">11101001 10011110 00100001 11111110</text:p>
      <text:p text:style-name="P117">00101010 10010111 11111010 00111110</text:p>
      <text:p text:style-name="P24"><text:span text:style-name="T15">Шаг </text:span><text:span text:style-name="T16">1</text:span><text:span text:style-name="T24">3</text:span><text:span text:style-name="T15">:</text:span></text:p>
      <text:p text:style-name="P60"><text:span text:style-name="T23">Ф</text:span><text:span text:style-name="T22">ормируем результат текущего шага:</text:span></text:p>
      <text:p text:style-name="P80"><text:span text:style-name="T75">11101001 10011110 00100001 11111110</text:span><text:span text:style-name="T22"> 00101010 10010111 11111010 00111110</text:span></text:p>
      <text:p text:style-name="P13"><text:span text:style-name="T22">Шаг </text:span><text:span text:style-name="T24">1</text:span><text:span text:style-name="T22"> </text:span><text:span text:style-name="T28">проход </text:span><text:span text:style-name="T24">2</text:span><text:span text:style-name="T22">:</text:span></text:p>
      <text:p text:style-name="P89">Делим полученный блок на две 32-разрядные части:</text:p>
      <text:p text:style-name="P69"><text:span text:style-name="T22">L</text:span><text:span text:style-name="T45">2</text:span><text:span text:style-name="T22"> = 11101001 10011110 00100001 11111110</text:span></text:p>
      <text:p text:style-name="P69"><text:span text:style-name="T22">R</text:span><text:span text:style-name="T45">2</text:span><text:span text:style-name="T22"> = 00101010 10010111 11111010 00111110</text:span></text:p>
      <text:p text:style-name="P25"><text:span text:style-name="T23">Шаг </text:span><text:span text:style-name="T24">2</text:span><text:span text:style-name="T23"> проход </text:span><text:span text:style-name="T24">2</text:span><text:span text:style-name="T23">:</text:span></text:p>
      <text:p text:style-name="P30"><text:span text:style-name="T22">Делаем битовый сдвиг каждой из частей </text:span><text:span text:style-name="T24">из первой проход</text:span><text:span text:style-name="T22"> согласно таблице битовых сдвигов:</text:span></text:p>
      <text:p text:style-name="P30"><text:span text:style-name="T14">C</text:span><text:span text:style-name="T24">2</text:span><text:span text:style-name="T22"> = 0100000 1100100 0100101 100011</text:span><text:span text:style-name="T24">0</text:span></text:p>
      <text:p text:style-name="P30"><text:span text:style-name="T14">D</text:span><text:span text:style-name="T24">2</text:span><text:span text:style-name="T22"> = 0001000 1010100 0010111 100011</text:span><text:span text:style-name="T24">0</text:span></text:p>
      <text:p text:style-name="P25"><text:span text:style-name="T23">Шаг </text:span><text:span text:style-name="T24">3</text:span><text:span text:style-name="T23"> проход </text:span><text:span text:style-name="T24">2</text:span><text:span text:style-name="T23">:</text:span></text:p>
      <text:p text:style-name="P35"><text:span text:style-name="T23">С</text:span><text:span text:style-name="T22">оединяем две части:</text:span></text:p>
      <text:p text:style-name="P30"><text:span text:style-name="T22">0100000 1100100 0100101 100011</text:span><text:span text:style-name="T24">0 </text:span><text:span text:style-name="T22">0001000 1010100 0010111 100011</text:span><text:span text:style-name="T24">0</text:span></text:p>
      <text:p text:style-name="P25"><text:span text:style-name="T23">Шаг </text:span><text:span text:style-name="T24">4</text:span><text:span text:style-name="T23"> проход </text:span><text:span text:style-name="T24">2</text:span><text:span text:style-name="T23">:</text:span></text:p>
      <text:p text:style-name="P35"><text:span text:style-name="T23">Д</text:span><text:span text:style-name="T22">елаем Выбор 2 из таблицы:</text:span></text:p>
      <text:p text:style-name="P101">010000 100011 011001 010001 101001 100101 010000 000100</text:p>
      <text:p text:style-name="P25"><text:span text:style-name="T23">Шаг </text:span><text:span text:style-name="T24">5</text:span><text:span text:style-name="T23"> проход </text:span><text:span text:style-name="T24">2</text:span><text:span text:style-name="T23">:</text:span></text:p>
      <text:p text:style-name="P40"><text:span text:style-name="T22">Расширяем </text:span><text:span text:style-name="T14">L</text:span><text:span text:style-name="T24">2</text:span><text:span text:style-name="T14"> </text:span><text:span text:style-name="T22">до 48 бит согласно таблице расширения:</text:span></text:p>
      <text:p text:style-name="P69"><text:span text:style-name="T22">L</text:span><text:span text:style-name="T45">2</text:span><text:span text:style-name="T22"> = </text:span><text:span text:style-name="T30">00100110 10010110 00000000 000000</text:span><text:span text:style-name="T22">00</text:span></text:p>
      <text:p text:style-name="P40"><text:span text:style-name="T22">Ответ: </text:span><text:span text:style-name="T33">101111 111111 110000 001000 001111 110011 110010 101110</text:span></text:p>
      <text:p text:style-name="P25"><text:span text:style-name="T23">Шаг </text:span><text:span text:style-name="T24">6</text:span><text:span text:style-name="T23"> проход </text:span><text:span text:style-name="T24">2</text:span><text:span text:style-name="T23">:</text:span></text:p>
      <text:p text:style-name="P47"><text:span text:style-name="T23">Д</text:span><text:span text:style-name="T22">елаем </text:span><text:span text:style-name="T39">сумму по модулю 2</text:span><text:span text:style-name="T14"> </text:span><text:span text:style-name="T22">с данными из Шаг </text:span><text:span text:style-name="T33">4</text:span><text:span text:style-name="T22"> проход </text:span><text:span text:style-name="T33">2</text:span><text:span text:style-name="T22"> и Шаг </text:span><text:span text:style-name="T33">5</text:span><text:span text:style-name="T22"> проход </text:span><text:span text:style-name="T33">2</text:span><text:span text:style-name="T22">:</text:span></text:p>
      <text:p text:style-name="P41"><text:soft-page-break/><text:span text:style-name="T24">01000010 00110110 01010001 10100110 01010100 00000100</text:span><text:span text:style-name="T32"> </text:span><text:span text:style-name="T16">⊕</text:span></text:p>
      <text:p text:style-name="P120">10111111 11111100 00001000 00111111 00111100 10101110</text:p>
      <text:p text:style-name="P102">11111101 11001010 01011001 10011001 01101000 10101010</text:p>
      <text:p text:style-name="P25"><text:span text:style-name="T15">Шаг </text:span><text:span text:style-name="T18">7</text:span><text:span text:style-name="T15"> проход </text:span><text:span text:style-name="T24">2</text:span><text:span text:style-name="T15">:</text:span></text:p>
      <text:p text:style-name="P51"><text:span text:style-name="T23">Р</text:span><text:span text:style-name="T22">азделим на 6 разрядов:</text:span></text:p>
      <text:p text:style-name="P114">111111 011100 101001 011001 100110 010110 100010 101010</text:p>
      <text:p text:style-name="P77"><text:span text:style-name="T22">S-</text:span><text:span text:style-name="T40">матрица:</text:span></text:p>
      <text:p text:style-name="P103">13 5 6 1 11 7 4 12</text:p>
      <text:p text:style-name="P97">Двоичный вид:</text:p>
      <text:p text:style-name="P103">11010101 01100001 10110111 01001100</text:p>
      <text:p text:style-name="P25"><text:span text:style-name="T15">Шаг </text:span><text:span text:style-name="T18">8</text:span><text:span text:style-name="T15"> проход </text:span><text:span text:style-name="T24">2</text:span><text:span text:style-name="T15">:</text:span></text:p>
      <text:p text:style-name="P55"><text:span text:style-name="T23">Д</text:span><text:span text:style-name="T22">елаем перестановку разрядов согласно таблице:</text:span></text:p>
      <text:p text:style-name="P103">11001001 00100011 00011111 01001111</text:p>
      <text:p text:style-name="P25"><text:span text:style-name="T15">Шаг </text:span><text:span text:style-name="T18">9</text:span><text:span text:style-name="T15"> проход </text:span><text:span text:style-name="T24">2</text:span><text:span text:style-name="T15">:</text:span></text:p>
      <text:p text:style-name="P55"><text:span text:style-name="T23">Д</text:span><text:span text:style-name="T22">елаем </text:span><text:span text:style-name="T14">⊕ </text:span><text:span text:style-name="T22">с результатом из </text:span><text:span text:style-name="T15">Шаг </text:span><text:span text:style-name="T19">8</text:span><text:span text:style-name="T15"> проход</text:span><text:span text:style-name="T23"> </text:span><text:span text:style-name="T34">2</text:span><text:span text:style-name="T23"> </text:span><text:span text:style-name="T22">и </text:span><text:span text:style-name="T14">R</text:span><text:span text:style-name="T34">2</text:span><text:span text:style-name="T14">:</text:span></text:p>
      <text:p text:style-name="P56"><text:span text:style-name="T34">11001001 00100011 00011111 01001111</text:span><text:span text:style-name="T14"> ⊕</text:span></text:p>
      <text:p text:style-name="P121">00101010 10010111 11111010 00111110</text:p>
      <text:p text:style-name="P104">11100011 10110100 11100101 01110001</text:p>
      <text:p text:style-name="P25"><text:span text:style-name="T15">Шаг </text:span><text:span text:style-name="T16">1</text:span><text:span text:style-name="T24">0</text:span><text:span text:style-name="T15"> проход </text:span><text:span text:style-name="T24">2</text:span><text:span text:style-name="T15">:</text:span></text:p>
      <text:p text:style-name="P61"><text:span text:style-name="T23">Ф</text:span><text:span text:style-name="T22">ормируем результат текущего шага:</text:span></text:p>
      <text:p text:style-name="P81"><text:span text:style-name="T27">00101010 10010111 11111010 00111110</text:span><text:span text:style-name="T22"> </text:span><text:span text:style-name="T41">11100011 10110100 11100101 01110001</text:span></text:p>
      <text:p text:style-name="P14"><text:span text:style-name="T22">Шаг </text:span><text:span text:style-name="T24">1</text:span><text:span text:style-name="T22"> </text:span><text:span text:style-name="T28">проход </text:span><text:span text:style-name="T25">3</text:span><text:span text:style-name="T22">:</text:span></text:p>
      <text:p text:style-name="P90">Делим полученный блок на две 32-разрядные части:</text:p>
      <text:p text:style-name="P70"><text:span text:style-name="T22">L</text:span><text:span text:style-name="T41">3</text:span><text:span text:style-name="T22"> = 00101010 10010111 11111010 00111110</text:span></text:p>
      <text:p text:style-name="P70"><text:span text:style-name="T22">R</text:span><text:span text:style-name="T41">3</text:span><text:span text:style-name="T22"> = 11100011 10110100 11100101 01110001</text:span></text:p>
      <text:p text:style-name="P26"><text:span text:style-name="T23">Шаг </text:span><text:span text:style-name="T24">2</text:span><text:span text:style-name="T23"> проход </text:span><text:span text:style-name="T25">3</text:span><text:span text:style-name="T23">:</text:span></text:p>
      <text:p text:style-name="P31"><text:soft-page-break/><text:span text:style-name="T22">Делаем битовый сдвиг каждой из частей </text:span><text:span text:style-name="T24">из </text:span><text:span text:style-name="T25">второй</text:span><text:span text:style-name="T24"> проход</text:span><text:span text:style-name="T22"> согласно таблице битовых сдвигов:</text:span></text:p>
      <text:p text:style-name="P31"><text:span text:style-name="T14">C</text:span><text:span text:style-name="T25">3</text:span><text:span text:style-name="T22"> = 0000011 0010001 0010110 0011</text:span><text:span text:style-name="T24">0</text:span><text:span text:style-name="T25">01</text:span></text:p>
      <text:p text:style-name="P31"><text:span text:style-name="T18">D</text:span><text:span text:style-name="T25">3</text:span><text:span text:style-name="T18"> = </text:span><text:span text:style-name="T22">0100010 1010000 1011110 0011</text:span><text:span text:style-name="T24">0</text:span><text:span text:style-name="T25">00</text:span></text:p>
      <text:p text:style-name="P26"><text:span text:style-name="T23">Шаг </text:span><text:span text:style-name="T24">3</text:span><text:span text:style-name="T23"> проход </text:span><text:span text:style-name="T25">3</text:span><text:span text:style-name="T23">:</text:span></text:p>
      <text:p text:style-name="P36"><text:span text:style-name="T23">С</text:span><text:span text:style-name="T22">оединяем две части:</text:span></text:p>
      <text:p text:style-name="P31"><text:span text:style-name="T24">0000011 0010001 0010110 00110</text:span><text:span text:style-name="T25">01 </text:span><text:span text:style-name="T22">0100010 1010000 1011110 0011</text:span><text:span text:style-name="T24">0</text:span><text:span text:style-name="T25">00</text:span></text:p>
      <text:p text:style-name="P26"><text:span text:style-name="T23">Шаг </text:span><text:span text:style-name="T24">4</text:span><text:span text:style-name="T23"> проход </text:span><text:span text:style-name="T25">3</text:span><text:span text:style-name="T23">:</text:span></text:p>
      <text:p text:style-name="P36"><text:span text:style-name="T23">Д</text:span><text:span text:style-name="T22">елаем Выбор 2 из таблицы:</text:span></text:p>
      <text:p text:style-name="P105">101001 000011 111100 001000 000110 011010 000000 001011</text:p>
      <text:p text:style-name="P26"><text:span text:style-name="T23">Шаг </text:span><text:span text:style-name="T24">5</text:span><text:span text:style-name="T23"> проход </text:span><text:span text:style-name="T25">3</text:span><text:span text:style-name="T23">:</text:span></text:p>
      <text:p text:style-name="P42"><text:span text:style-name="T22">Расширяем </text:span><text:span text:style-name="T14">L</text:span><text:span text:style-name="T35">3</text:span><text:span text:style-name="T14"> </text:span><text:span text:style-name="T22">до 48 бит согласно таблице расширения:</text:span></text:p>
      <text:p text:style-name="P71"><text:span text:style-name="T22">L</text:span><text:span text:style-name="T46">3</text:span><text:span text:style-name="T22"> = 00101010 10010111 11111010 00111110</text:span></text:p>
      <text:p text:style-name="P42"><text:span text:style-name="T22">Ответ: </text:span><text:span text:style-name="T35">001111 111000 001011 111111 111101 010010 101010 101000</text:span></text:p>
      <text:p text:style-name="P26"><text:span text:style-name="T23">Шаг </text:span><text:span text:style-name="T24">6</text:span><text:span text:style-name="T23"> проход </text:span><text:span text:style-name="T25">3</text:span><text:span text:style-name="T23">:</text:span></text:p>
      <text:p text:style-name="P48"><text:span text:style-name="T23">Д</text:span><text:span text:style-name="T22">елаем </text:span><text:span text:style-name="T14">⊕ </text:span><text:span text:style-name="T22">с данными из Шаг </text:span><text:span text:style-name="T33">4</text:span><text:span text:style-name="T22"> проход </text:span><text:span text:style-name="T35">3</text:span><text:span text:style-name="T22"> и Шаг </text:span><text:span text:style-name="T33">5</text:span><text:span text:style-name="T22"> проход </text:span><text:span text:style-name="T35">3</text:span><text:span text:style-name="T22">:</text:span></text:p>
      <text:p text:style-name="P43"><text:span text:style-name="T35">10100100 00111111 00001000 00011001 10100000 00001011</text:span><text:span text:style-name="T32"> </text:span><text:span text:style-name="T16">⊕</text:span></text:p>
      <text:p text:style-name="P124">00111111 10000010 11111111 11110101 00101010 10101000</text:p>
      <text:p text:style-name="P105">10011011 10111101 11110111 11101100 10001010 10100011</text:p>
      <text:p text:style-name="P26"><text:span text:style-name="T15">Шаг </text:span><text:span text:style-name="T18">7</text:span><text:span text:style-name="T15"> проход </text:span><text:span text:style-name="T25">3</text:span><text:span text:style-name="T15">:</text:span></text:p>
      <text:p text:style-name="P52"><text:span text:style-name="T23">Р</text:span><text:span text:style-name="T22">азделим на 6 разрядов:</text:span></text:p>
      <text:p text:style-name="P115">100110 111011 110111 110111 111011 001000 101010 100011</text:p>
      <text:p text:style-name="P78"><text:span text:style-name="T22">S-</text:span><text:span text:style-name="T40">матрица:</text:span></text:p>
      <text:p text:style-name="P106">8 5 3 11 4 9 3 1</text:p>
      <text:p text:style-name="P98">Двоичный вид:</text:p>
      <text:p text:style-name="P106">10000101 00111011 01001001 00110001</text:p>
      <text:p text:style-name="P26"><text:span text:style-name="T15">Шаг </text:span><text:span text:style-name="T18">8</text:span><text:span text:style-name="T15"> проход </text:span><text:span text:style-name="T25">3</text:span><text:span text:style-name="T15">:</text:span></text:p>
      <text:p text:style-name="P57"><text:span text:style-name="T23">Д</text:span><text:span text:style-name="T22">елаем перестановку разрядов согласно таблице:</text:span></text:p>
      <text:p text:style-name="P106"><text:soft-page-break/>00110101 11001100 00001101 00011001</text:p>
      <text:p text:style-name="P26"><text:span text:style-name="T15">Шаг </text:span><text:span text:style-name="T18">9</text:span><text:span text:style-name="T15"> проход </text:span><text:span text:style-name="T24">2</text:span><text:span text:style-name="T15">:</text:span></text:p>
      <text:p text:style-name="P57"><text:span text:style-name="T23">Д</text:span><text:span text:style-name="T22">елаем </text:span><text:span text:style-name="T14">⊕ </text:span><text:span text:style-name="T22">с результатом из </text:span><text:span text:style-name="T15">Шаг </text:span><text:span text:style-name="T19">8</text:span><text:span text:style-name="T15"> проход</text:span><text:span text:style-name="T23"> </text:span><text:span text:style-name="T26">3</text:span><text:span text:style-name="T23"> </text:span><text:span text:style-name="T22">и </text:span><text:span text:style-name="T14">R</text:span><text:span text:style-name="T26">3</text:span><text:span text:style-name="T14">:</text:span></text:p>
      <text:p text:style-name="P58"><text:span text:style-name="T26">00110101 11001100 00001101 00011001</text:span><text:span text:style-name="T14"> ⊕</text:span></text:p>
      <text:p text:style-name="P122">11100011 10110100 11100101 01110001</text:p>
      <text:p text:style-name="P106">11010110 01111000 11101000 01101000</text:p>
      <text:p text:style-name="P26"><text:span text:style-name="T15">Шаг </text:span><text:span text:style-name="T16">1</text:span><text:span text:style-name="T24">0</text:span><text:span text:style-name="T15"> проход </text:span><text:span text:style-name="T25">3</text:span><text:span text:style-name="T15">:</text:span></text:p>
      <text:p text:style-name="P62"><text:span text:style-name="T23">Ф</text:span><text:span text:style-name="T22">ормируем результат текущего шага:</text:span></text:p>
      <text:p text:style-name="P82"><text:span text:style-name="T27">11100011 10110100 11100101 01110001</text:span><text:span text:style-name="T41"> </text:span><text:span text:style-name="T42">11010110 01111000 11101000 01101000</text:span></text:p>
      <text:p text:style-name="P15"><text:span text:style-name="T22">Шаг </text:span><text:span text:style-name="T24">1</text:span><text:span text:style-name="T22"> </text:span><text:span text:style-name="T28">проход </text:span><text:span text:style-name="T26">4</text:span><text:span text:style-name="T22">:</text:span></text:p>
      <text:p text:style-name="P91">Делим полученный блок на две 32-разрядные части:</text:p>
      <text:p text:style-name="P72"><text:span text:style-name="T22">L</text:span><text:span text:style-name="T42">4</text:span><text:span text:style-name="T22"> = 11100011 10110100 11100101 01110001</text:span></text:p>
      <text:p text:style-name="P72"><text:span text:style-name="T22">R</text:span><text:span text:style-name="T42">4</text:span><text:span text:style-name="T22"> = 11010110 01111000 11101000 01101000</text:span></text:p>
      <text:p text:style-name="P27"><text:span text:style-name="T23">Шаг </text:span><text:span text:style-name="T24">2</text:span><text:span text:style-name="T23"> проход </text:span><text:span text:style-name="T26">4</text:span><text:span text:style-name="T23">:</text:span></text:p>
      <text:p text:style-name="P32"><text:span text:style-name="T22">Делаем битовый сдвиг каждой из частей </text:span><text:span text:style-name="T24">из </text:span><text:span text:style-name="T25">второй</text:span><text:span text:style-name="T24"> проход</text:span><text:span text:style-name="T22"> согласно таблице битовых сдвигов:</text:span></text:p>
      <text:p text:style-name="P32"><text:span text:style-name="T14">C</text:span><text:span text:style-name="T25">3</text:span><text:span text:style-name="T22"> = 0001100 1000100 1011000 11</text:span><text:span text:style-name="T24">0</text:span><text:span text:style-name="T25">01</text:span><text:span text:style-name="T36">00</text:span></text:p>
      <text:p text:style-name="P32"><text:span text:style-name="T18">D</text:span><text:span text:style-name="T25">3</text:span><text:span text:style-name="T18"> = </text:span><text:span text:style-name="T22">0001010 1000010 1111000 11</text:span><text:span text:style-name="T24">0</text:span><text:span text:style-name="T25">00</text:span><text:span text:style-name="T36">01</text:span></text:p>
      <text:p text:style-name="P27"><text:span text:style-name="T23">Шаг </text:span><text:span text:style-name="T24">3</text:span><text:span text:style-name="T23"> проход </text:span><text:span text:style-name="T26">4</text:span><text:span text:style-name="T23">:</text:span></text:p>
      <text:p text:style-name="P37"><text:span text:style-name="T23">С</text:span><text:span text:style-name="T22">оединяем две части:</text:span></text:p>
      <text:p text:style-name="P33"><text:span text:style-name="T25">0001100 1000100 1011000 11</text:span><text:span text:style-name="T24">0</text:span><text:span text:style-name="T25">01</text:span><text:span text:style-name="T36">00 </text:span><text:span text:style-name="T22">0001010 1000010 1111000 11</text:span><text:span text:style-name="T24">0</text:span><text:span text:style-name="T25">00</text:span><text:span text:style-name="T36">01</text:span></text:p>
      <text:p text:style-name="P27"><text:span text:style-name="T23">Шаг </text:span><text:span text:style-name="T24">4</text:span><text:span text:style-name="T23"> проход </text:span><text:span text:style-name="T26">4</text:span><text:span text:style-name="T23">:</text:span></text:p>
      <text:p text:style-name="P37"><text:span text:style-name="T23">Д</text:span><text:span text:style-name="T22">елаем Выбор 2 из таблицы:</text:span></text:p>
      <text:p text:style-name="P107">101010 000110 101000 110010 011000 010100 011011 010000</text:p>
      <text:p text:style-name="P27"><text:span text:style-name="T23">Шаг </text:span><text:span text:style-name="T24">5</text:span><text:span text:style-name="T23"> проход </text:span><text:span text:style-name="T26">4</text:span><text:span text:style-name="T23">:</text:span></text:p>
      <text:p text:style-name="P44"><text:span text:style-name="T22">Расширяем </text:span><text:span text:style-name="T14">L</text:span><text:span text:style-name="T36">4</text:span><text:span text:style-name="T14"> </text:span><text:span text:style-name="T22">до 48 бит согласно таблице расширения:</text:span></text:p>
      <text:p text:style-name="P73"><text:span text:style-name="T22">L</text:span><text:span text:style-name="T47">4</text:span><text:span text:style-name="T22"> = 11100011 10110100 11100101 01110001</text:span></text:p>
      <text:p text:style-name="P44"><text:span text:style-name="T22">Ответ: </text:span><text:span text:style-name="T36">110001 011101 010100 001110 100101 011011 111000 001111</text:span></text:p>
      <text:p text:style-name="P27"><text:soft-page-break/><text:span text:style-name="T23">Шаг </text:span><text:span text:style-name="T24">6</text:span><text:span text:style-name="T23"> проход </text:span><text:span text:style-name="T26">4</text:span><text:span text:style-name="T23">:</text:span></text:p>
      <text:p text:style-name="P49"><text:span text:style-name="T23">Д</text:span><text:span text:style-name="T22">елаем </text:span><text:span text:style-name="T39">сумму по модулю 2</text:span><text:span text:style-name="T14"> </text:span><text:span text:style-name="T22">с данными из Шаг </text:span><text:span text:style-name="T33">4</text:span><text:span text:style-name="T22"> проход </text:span><text:span text:style-name="T36">4</text:span><text:span text:style-name="T22"> и Шаг </text:span><text:span text:style-name="T33">5</text:span><text:span text:style-name="T22"> проход </text:span><text:span text:style-name="T36">4</text:span><text:span text:style-name="T22">:</text:span></text:p>
      <text:p text:style-name="P45"><text:span text:style-name="T36">11000101 11010101 00001110 10010101 10111110 00001111</text:span><text:span text:style-name="T32"> </text:span><text:span text:style-name="T16">⊕</text:span></text:p>
      <text:p text:style-name="P125">10101000 01101010 00110010 01100001 01000110 11010000</text:p>
      <text:p text:style-name="P108">10100100 00110111 01100010 10001000 10111001 11011111</text:p>
      <text:p text:style-name="P27"><text:span text:style-name="T15">Шаг </text:span><text:span text:style-name="T18">7</text:span><text:span text:style-name="T15"> проход </text:span><text:span text:style-name="T26">4</text:span><text:span text:style-name="T15">:</text:span></text:p>
      <text:p text:style-name="P53"><text:span text:style-name="T23">Р</text:span><text:span text:style-name="T22">азделим на 6 разрядов:</text:span></text:p>
      <text:p text:style-name="P116">101001 000011 011101 100010 100010 001011 100111 011111</text:p>
      <text:p text:style-name="P79"><text:span text:style-name="T22">S-</text:span><text:span text:style-name="T40">матрица:</text:span></text:p>
      <text:p text:style-name="P108">4 13 15 6 2 12 8 2</text:p>
      <text:p text:style-name="P99">Двоичный вид:</text:p>
      <text:p text:style-name="P108">01001101 11110110 00101100 10000010</text:p>
      <text:p text:style-name="P27"><text:span text:style-name="T15">Шаг </text:span><text:span text:style-name="T18">8</text:span><text:span text:style-name="T15"> проход </text:span><text:span text:style-name="T26">4</text:span><text:span text:style-name="T15">:</text:span></text:p>
      <text:p text:style-name="P58"><text:span text:style-name="T23">Д</text:span><text:span text:style-name="T22">елаем перестановку разрядов согласно таблице:</text:span></text:p>
      <text:p text:style-name="P108">00010110 00100110 11110100 10001101</text:p>
      <text:p text:style-name="P27"><text:span text:style-name="T15">Шаг </text:span><text:span text:style-name="T18">9</text:span><text:span text:style-name="T15"> проход </text:span><text:span text:style-name="T26">4</text:span><text:span text:style-name="T15">:</text:span></text:p>
      <text:p text:style-name="P58"><text:span text:style-name="T23">Д</text:span><text:span text:style-name="T22">елаем </text:span><text:span text:style-name="T14">⊕ </text:span><text:span text:style-name="T22">с результатом из </text:span><text:span text:style-name="T15">Шаг </text:span><text:span text:style-name="T19">8</text:span><text:span text:style-name="T15"> проход</text:span><text:span text:style-name="T23"> </text:span><text:span text:style-name="T37">4</text:span><text:span text:style-name="T23"> </text:span><text:span text:style-name="T22">и </text:span><text:span text:style-name="T14">R</text:span><text:span text:style-name="T37">4</text:span><text:span text:style-name="T14">:</text:span></text:p>
      <text:p text:style-name="P59"><text:span text:style-name="T37">00010110 00100110 11110100 10001101</text:span><text:span text:style-name="T14"> ⊕</text:span></text:p>
      <text:p text:style-name="P123">11010110 01111000 11101000 01101000</text:p>
      <text:p text:style-name="P109">11000000 01011110 00011100 11100101</text:p>
      <text:p text:style-name="P27"><text:span text:style-name="T15">Шаг </text:span><text:span text:style-name="T16">1</text:span><text:span text:style-name="T24">0</text:span><text:span text:style-name="T15"> проход </text:span><text:span text:style-name="T26">4</text:span><text:span text:style-name="T15">:</text:span></text:p>
      <text:p text:style-name="P63"><text:span text:style-name="T23">Ф</text:span><text:span text:style-name="T22">ормируем результат текущего шага:</text:span></text:p>
      <text:p text:style-name="P83"><text:span text:style-name="T27">11010110 01111000 11101000 01101000</text:span><text:span text:style-name="T41"> </text:span><text:span text:style-name="T43">11000000 01011110 00011100 11100101</text:span></text:p>
      <text:p text:style-name="P109">Делаем инверсную перестановку разрядов:</text:p>
      <text:p text:style-name="P109">01100<text:span text:style-name="T101">1</text:span>1<text:span text:style-name="T101">0</text:span> 1<text:span text:style-name="T101">0</text:span>101<text:span text:style-name="T101">000</text:span> 111<text:span text:style-name="T101">1</text:span>1<text:span text:style-name="T101">1</text:span>00 000<text:span text:style-name="T101">0</text:span>1<text:span text:style-name="T101">0</text:span>1<text:span text:style-name="T101">1</text:span> 1<text:span text:style-name="T101">1</text:span>1<text:span text:style-name="T101">00</text:span>100 0<text:span text:style-name="T101">0</text:span>0101<text:span text:style-name="T101">11</text:span> 0000<text:span text:style-name="T101">1</text:span>11<text:span text:style-name="T101">1</text:span> 0<text:span text:style-name="T102">01</text:span>0<text:span text:style-name="T101">111</text:span>0</text:p>
      <text:p text:style-name="P85"><text:span text:style-name="T40">Ответ: </text:span><text:span text:style-name="T43">01100</text:span><text:span text:style-name="T52">1</text:span><text:span text:style-name="T43">1</text:span><text:span text:style-name="T52">0</text:span><text:span text:style-name="T43"> 1</text:span><text:span text:style-name="T52">0</text:span><text:span text:style-name="T43">101</text:span><text:span text:style-name="T52">000</text:span><text:span text:style-name="T43"> 111</text:span><text:span text:style-name="T52">1</text:span><text:span text:style-name="T43">1</text:span><text:span text:style-name="T52">1</text:span><text:span text:style-name="T43">00 000</text:span><text:span text:style-name="T52">0</text:span><text:span text:style-name="T43">1</text:span><text:span text:style-name="T52">0</text:span><text:span text:style-name="T43">1</text:span><text:span text:style-name="T52">1</text:span><text:span text:style-name="T43"> 1</text:span><text:span text:style-name="T52">1</text:span><text:span text:style-name="T43">1</text:span><text:span text:style-name="T52">00</text:span><text:span text:style-name="T43">100 0</text:span><text:span text:style-name="T52">0</text:span><text:span text:style-name="T43">0101</text:span><text:span text:style-name="T52">11</text:span><text:span text:style-name="T43"> 0000</text:span><text:span text:style-name="T52">1</text:span><text:span text:style-name="T43">11</text:span><text:span text:style-name="T52">1</text:span><text:span text:style-name="T43"> 0</text:span><text:span text:style-name="T53">0</text:span><text:span text:style-name="T52">1</text:span><text:span text:style-name="T43">0</text:span><text:span text:style-name="T52">111</text:span><text:span text:style-name="T43">0</text:span></text:p>
      <text:p text:style-name="P84"><text:soft-page-break/><text:span text:style-name="T48">Представим</text:span><text:span text:style-name="T40"> каждые 8 бит как </text:span><text:span text:style-name="T48">последовательность</text:span><text:span text:style-name="T40"> </text:span><text:span text:style-name="T22">ASCII-</text:span><text:span text:style-name="T40">символ</text:span><text:span text:style-name="T48">ов</text:span><text:span text:style-name="T40">:</text:span></text:p>
      <text:p text:style-name="P118">}ї<text:span text:style-name="T102">|</text:span>"ы.&amp;E </text:p>
      <text:p text:style-name="P111">Вывод</text:p>
      <text:p text:style-name="P110"><text:tab/><text:span text:style-name="T103">Симметричный алгоритм шифрования, рассмотренный в данной работе, </text:span><text:span text:style-name="T12"><text:s/></text:span><text:span text:style-name="T103">использует операции, которые цифровая вычислительная техника выполняет за несколько тактов, а именно: сложение по модулю 2, битовый сдвиг, чтение, запись. Однако алгоритм шифрования уже взломан, и ему на смену пришли более надёжные алгорит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1.08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66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0.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19-04-20T22:25:14.232000000</dc:date>
    <meta:editing-duration>PT3H11M</meta:editing-duration>
    <meta:editing-cycles>25</meta:editing-cycles>
    <meta:document-statistic meta:table-count="2" meta:image-count="0" meta:object-count="0" meta:page-count="10" meta:paragraph-count="254" meta:word-count="1290" meta:character-count="8327" meta:non-whitespace-character-count="7243"/>
  </office:meta>
</office:document-meta>
</file>